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1" style:family="table">
      <style:table-properties style:width="6.6771in" table:align="margins" style:may-break-between-rows="false" style:writing-mode="lr-tb"/>
    </style:style>
    <style:style style:name="tf1.A" style:family="table-column">
      <style:table-column-properties style:column-width="2.2257in" style:rel-column-width="21845*"/>
    </style:style>
    <style:style style:name="tf1.A1" style:family="table-cell">
      <style:table-cell-properties fo:padding="0.0382in" fo:border="none"/>
    </style:style>
    <style:style style:name="tf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.A3" style:family="table-cell">
      <style:table-cell-properties fo:padding="0.0201in" fo:border-left="0.0347in solid #000000" fo:border-right="none" fo:border-top="none" fo:border-bottom="0.0007in solid #000000"/>
    </style:style>
    <style:style style:name="tf1.B3" style:family="table-cell">
      <style:table-cell-properties fo:padding="0.0201in" fo:border-left="0.0007in solid #000000" fo:border-right="none" fo:border-top="none" fo:border-bottom="0.0007in solid #000000"/>
    </style:style>
    <style:style style:name="tf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1.A6" style:family="table-cell">
      <style:table-cell-properties fo:padding="0.0201in" fo:border-left="0.0347in solid #000000" fo:border-right="none" fo:border-top="none" fo:border-bottom="0.0347in solid #000000"/>
    </style:style>
    <style:style style:name="tf2" style:family="table">
      <style:table-properties style:width="6.6771in" table:align="margins" style:may-break-between-rows="false" style:writing-mode="lr-tb"/>
    </style:style>
    <style:style style:name="tf2.A" style:family="table-column">
      <style:table-column-properties style:column-width="2.2257in" style:rel-column-width="21845*"/>
    </style:style>
    <style:style style:name="tf2.A1" style:family="table-cell">
      <style:table-cell-properties fo:padding="0.0382in" fo:border="none"/>
    </style:style>
    <style:style style:name="tf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2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2.A3" style:family="table-cell">
      <style:table-cell-properties fo:padding="0.0201in" fo:border-left="0.0347in solid #000000" fo:border-right="none" fo:border-top="none" fo:border-bottom="0.0007in solid #000000"/>
    </style:style>
    <style:style style:name="tf2.B3" style:family="table-cell">
      <style:table-cell-properties fo:padding="0.0201in" fo:border-left="0.0007in solid #000000" fo:border-right="none" fo:border-top="none" fo:border-bottom="0.0007in solid #000000"/>
    </style:style>
    <style:style style:name="tf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2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2.A6" style:family="table-cell">
      <style:table-cell-properties fo:padding="0.0201in" fo:border-left="0.0347in solid #000000" fo:border-right="none" fo:border-top="none" fo:border-bottom="0.0347in solid #000000"/>
    </style:style>
    <style:style style:name="tf3" style:family="table">
      <style:table-properties style:width="6.6771in" table:align="margins" style:may-break-between-rows="false" style:writing-mode="lr-tb"/>
    </style:style>
    <style:style style:name="tf3.A" style:family="table-column">
      <style:table-column-properties style:column-width="2.2257in" style:rel-column-width="21845*"/>
    </style:style>
    <style:style style:name="tf3.A1" style:family="table-cell">
      <style:table-cell-properties fo:padding="0.0382in" fo:border="none"/>
    </style:style>
    <style:style style:name="tf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3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3.A3" style:family="table-cell">
      <style:table-cell-properties fo:padding="0.0201in" fo:border-left="0.0347in solid #000000" fo:border-right="none" fo:border-top="none" fo:border-bottom="0.0007in solid #000000"/>
    </style:style>
    <style:style style:name="tf3.B3" style:family="table-cell">
      <style:table-cell-properties fo:padding="0.0201in" fo:border-left="0.0007in solid #000000" fo:border-right="none" fo:border-top="none" fo:border-bottom="0.0007in solid #000000"/>
    </style:style>
    <style:style style:name="tf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3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3.A6" style:family="table-cell">
      <style:table-cell-properties fo:padding="0.0201in" fo:border-left="0.0347in solid #000000" fo:border-right="none" fo:border-top="none" fo:border-bottom="0.0347in solid #000000"/>
    </style:style>
    <style:style style:name="tf4" style:family="table">
      <style:table-properties style:width="6.6771in" table:align="margins" style:may-break-between-rows="false" style:writing-mode="lr-tb"/>
    </style:style>
    <style:style style:name="tf4.A" style:family="table-column">
      <style:table-column-properties style:column-width="2.2257in" style:rel-column-width="21845*"/>
    </style:style>
    <style:style style:name="tf4.A1" style:family="table-cell">
      <style:table-cell-properties fo:padding="0.0382in" fo:border="none"/>
    </style:style>
    <style:style style:name="tf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4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4.A3" style:family="table-cell">
      <style:table-cell-properties fo:padding="0.0201in" fo:border-left="0.0347in solid #000000" fo:border-right="none" fo:border-top="none" fo:border-bottom="0.0007in solid #000000"/>
    </style:style>
    <style:style style:name="tf4.B3" style:family="table-cell">
      <style:table-cell-properties fo:padding="0.0201in" fo:border-left="0.0007in solid #000000" fo:border-right="none" fo:border-top="none" fo:border-bottom="0.0007in solid #000000"/>
    </style:style>
    <style:style style:name="tf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4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4.A6" style:family="table-cell">
      <style:table-cell-properties fo:padding="0.0201in" fo:border-left="0.0347in solid #000000" fo:border-right="none" fo:border-top="none" fo:border-bottom="0.0347in solid #000000"/>
    </style:style>
    <style:style style:name="tf5" style:family="table">
      <style:table-properties style:width="6.6931in" table:align="margins" style:may-break-between-rows="false" style:writing-mode="lr-tb"/>
    </style:style>
    <style:style style:name="tf5.A" style:family="table-column">
      <style:table-column-properties style:column-width="2.2313in" style:rel-column-width="21845*"/>
    </style:style>
    <style:style style:name="tf5.A1" style:family="table-cell">
      <style:table-cell-properties fo:padding="0.0382in" fo:border="none"/>
    </style:style>
    <style:style style:name="tf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5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5.A3" style:family="table-cell">
      <style:table-cell-properties fo:padding="0.0201in" fo:border-left="0.0347in solid #000000" fo:border-right="none" fo:border-top="none" fo:border-bottom="0.0007in solid #000000"/>
    </style:style>
    <style:style style:name="tf5.B3" style:family="table-cell">
      <style:table-cell-properties fo:padding="0.0201in" fo:border-left="0.0007in solid #000000" fo:border-right="none" fo:border-top="none" fo:border-bottom="0.0007in solid #000000"/>
    </style:style>
    <style:style style:name="tf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5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5.A6" style:family="table-cell">
      <style:table-cell-properties fo:padding="0.0201in" fo:border-left="0.0347in solid #000000" fo:border-right="none" fo:border-top="none" fo:border-bottom="0.0347in solid #000000"/>
    </style:style>
    <style:style style:name="tf6" style:family="table">
      <style:table-properties style:width="6.6931in" table:align="margins" style:may-break-between-rows="false" style:writing-mode="lr-tb"/>
    </style:style>
    <style:style style:name="tf6.A" style:family="table-column">
      <style:table-column-properties style:column-width="2.2313in" style:rel-column-width="21845*"/>
    </style:style>
    <style:style style:name="tf6.A1" style:family="table-cell">
      <style:table-cell-properties fo:padding="0.0382in" fo:border="none"/>
    </style:style>
    <style:style style:name="tf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6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6.A3" style:family="table-cell">
      <style:table-cell-properties fo:padding="0.0201in" fo:border-left="0.0347in solid #000000" fo:border-right="none" fo:border-top="none" fo:border-bottom="0.0007in solid #000000"/>
    </style:style>
    <style:style style:name="tf6.B3" style:family="table-cell">
      <style:table-cell-properties fo:padding="0.0201in" fo:border-left="0.0007in solid #000000" fo:border-right="none" fo:border-top="none" fo:border-bottom="0.0007in solid #000000"/>
    </style:style>
    <style:style style:name="tf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6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6.A6" style:family="table-cell">
      <style:table-cell-properties fo:padding="0.0201in" fo:border-left="0.0347in solid #000000" fo:border-right="none" fo:border-top="none" fo:border-bottom="0.0347in solid #000000"/>
    </style:style>
    <style:style style:name="tf7" style:family="table">
      <style:table-properties style:width="6.6931in" table:align="margins" style:may-break-between-rows="false" style:writing-mode="lr-tb"/>
    </style:style>
    <style:style style:name="tf7.A" style:family="table-column">
      <style:table-column-properties style:column-width="2.2313in" style:rel-column-width="21845*"/>
    </style:style>
    <style:style style:name="tf7.A1" style:family="table-cell">
      <style:table-cell-properties fo:padding="0.0382in" fo:border="none"/>
    </style:style>
    <style:style style:name="tf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7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7.A3" style:family="table-cell">
      <style:table-cell-properties fo:padding="0.0201in" fo:border-left="0.0347in solid #000000" fo:border-right="none" fo:border-top="none" fo:border-bottom="0.0007in solid #000000"/>
    </style:style>
    <style:style style:name="tf7.B3" style:family="table-cell">
      <style:table-cell-properties fo:padding="0.0201in" fo:border-left="0.0007in solid #000000" fo:border-right="none" fo:border-top="none" fo:border-bottom="0.0007in solid #000000"/>
    </style:style>
    <style:style style:name="tf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7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7.A6" style:family="table-cell">
      <style:table-cell-properties fo:padding="0.0201in" fo:border-left="0.0347in solid #000000" fo:border-right="none" fo:border-top="none" fo:border-bottom="0.0347in solid #000000"/>
    </style:style>
    <style:style style:name="tf8" style:family="table">
      <style:table-properties style:width="6.6931in" table:align="margins" style:may-break-between-rows="false" style:writing-mode="lr-tb"/>
    </style:style>
    <style:style style:name="tf8.A" style:family="table-column">
      <style:table-column-properties style:column-width="2.2313in" style:rel-column-width="21845*"/>
    </style:style>
    <style:style style:name="tf8.A1" style:family="table-cell">
      <style:table-cell-properties fo:padding="0.0382in" fo:border="none"/>
    </style:style>
    <style:style style:name="tf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8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8.A3" style:family="table-cell">
      <style:table-cell-properties fo:padding="0.0201in" fo:border-left="0.0347in solid #000000" fo:border-right="none" fo:border-top="none" fo:border-bottom="0.0007in solid #000000"/>
    </style:style>
    <style:style style:name="tf8.B3" style:family="table-cell">
      <style:table-cell-properties fo:padding="0.0201in" fo:border-left="0.0007in solid #000000" fo:border-right="none" fo:border-top="none" fo:border-bottom="0.0007in solid #000000"/>
    </style:style>
    <style:style style:name="tf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8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8.A6" style:family="table-cell">
      <style:table-cell-properties fo:padding="0.0201in" fo:border-left="0.0347in solid #000000" fo:border-right="none" fo:border-top="none" fo:border-bottom="0.0347in solid #000000"/>
    </style:style>
    <style:style style:name="tf9" style:family="table">
      <style:table-properties style:width="6.6931in" table:align="margins" style:may-break-between-rows="false" style:writing-mode="lr-tb"/>
    </style:style>
    <style:style style:name="tf9.A" style:family="table-column">
      <style:table-column-properties style:column-width="2.2313in" style:rel-column-width="21845*"/>
    </style:style>
    <style:style style:name="tf9.A1" style:family="table-cell">
      <style:table-cell-properties fo:padding="0.0382in" fo:border="none"/>
    </style:style>
    <style:style style:name="tf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9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9.A3" style:family="table-cell">
      <style:table-cell-properties fo:padding="0.0201in" fo:border-left="0.0347in solid #000000" fo:border-right="none" fo:border-top="none" fo:border-bottom="0.0007in solid #000000"/>
    </style:style>
    <style:style style:name="tf9.B3" style:family="table-cell">
      <style:table-cell-properties fo:padding="0.0201in" fo:border-left="0.0007in solid #000000" fo:border-right="none" fo:border-top="none" fo:border-bottom="0.0007in solid #000000"/>
    </style:style>
    <style:style style:name="tf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9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9.A6" style:family="table-cell">
      <style:table-cell-properties fo:padding="0.0201in" fo:border-left="0.0347in solid #000000" fo:border-right="none" fo:border-top="none" fo:border-bottom="0.0347in solid #000000"/>
    </style:style>
    <style:style style:name="tf10" style:family="table">
      <style:table-properties style:width="6.6931in" table:align="margins" style:may-break-between-rows="false" style:writing-mode="lr-tb"/>
    </style:style>
    <style:style style:name="tf10.A" style:family="table-column">
      <style:table-column-properties style:column-width="2.2313in" style:rel-column-width="21845*"/>
    </style:style>
    <style:style style:name="tf10.A1" style:family="table-cell">
      <style:table-cell-properties fo:padding="0.0382in" fo:border="none"/>
    </style:style>
    <style:style style:name="tf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0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0.A3" style:family="table-cell">
      <style:table-cell-properties fo:padding="0.0201in" fo:border-left="0.0347in solid #000000" fo:border-right="none" fo:border-top="none" fo:border-bottom="0.0007in solid #000000"/>
    </style:style>
    <style:style style:name="tf10.B3" style:family="table-cell">
      <style:table-cell-properties fo:padding="0.0201in" fo:border-left="0.0007in solid #000000" fo:border-right="none" fo:border-top="none" fo:border-bottom="0.0007in solid #000000"/>
    </style:style>
    <style:style style:name="tf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0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10.A6" style:family="table-cell">
      <style:table-cell-properties fo:padding="0.0201in" fo:border-left="0.0347in solid #000000" fo:border-right="none" fo:border-top="none" fo:border-bottom="0.0347in solid #000000"/>
    </style:style>
    <style:style style:name="t1" style:family="table">
      <style:table-properties style:width="6.6875in" table:align="center" style:may-break-between-rows="false" style:writing-mode="lr-tb"/>
    </style:style>
    <style:style style:name="t1.A" style:family="table-column">
      <style:table-column-properties style:column-width="0.7431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2549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875in" table:align="center" style:may-break-between-rows="false" style:writing-mode="lr-tb"/>
    </style:style>
    <style:style style:name="t2.A" style:family="table-column">
      <style:table-column-properties style:column-width="0.7431in"/>
    </style:style>
    <style:style style:name="t2.A1" style:family="table-cell">
      <style:table-cell-properties style:vertical-align="bottom" fo:padding="0in" fo:border-left="none" fo:border-right="none" fo:border-top="none" fo:border-bottom="0.0007in solid #000000"/>
    </style:style>
    <style:style style:name="t2.2" style:family="table-row">
      <style:table-row-properties style:min-row-height="0.2549in"/>
    </style:style>
    <style:style style:name="t2.A2" style:family="table-cell">
      <style:table-cell-properties fo:padding="0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in" fo:border-left="0.0069in solid #000000" fo:border-right="none" fo:border-top="0.0347in solid #000000" fo:border-bottom="0.0069in solid #000000"/>
    </style:style>
    <style:style style:name="t2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2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2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2.F6" style:family="table-cell">
      <style:table-cell-properties style:vertical-align="middle" fo:padding="0in" fo:border="0.0007in solid #000000"/>
    </style:style>
    <style:style style:name="t2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2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3" style:family="table">
      <style:table-properties style:width="6.6875in" table:align="center" style:may-break-between-rows="false" style:writing-mode="lr-tb"/>
    </style:style>
    <style:style style:name="t3.A" style:family="table-column">
      <style:table-column-properties style:column-width="0.7431in"/>
    </style:style>
    <style:style style:name="t3.A1" style:family="table-cell">
      <style:table-cell-properties style:vertical-align="bottom" fo:padding="0in" fo:border-left="none" fo:border-right="none" fo:border-top="none" fo:border-bottom="0.0007in solid #000000"/>
    </style:style>
    <style:style style:name="t3.2" style:family="table-row">
      <style:table-row-properties style:min-row-height="0.2549in"/>
    </style:style>
    <style:style style:name="t3.A2" style:family="table-cell">
      <style:table-cell-properties fo:padding="0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in" fo:border-left="0.0069in solid #000000" fo:border-right="none" fo:border-top="0.0347in solid #000000" fo:border-bottom="0.0069in solid #000000"/>
    </style:style>
    <style:style style:name="t3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3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3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3.F6" style:family="table-cell">
      <style:table-cell-properties style:vertical-align="middle" fo:padding="0in" fo:border="0.0007in solid #000000"/>
    </style:style>
    <style:style style:name="t3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3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4" style:family="table">
      <style:table-properties style:width="6.6875in" table:align="center" style:may-break-between-rows="false" style:writing-mode="lr-tb"/>
    </style:style>
    <style:style style:name="t4.A" style:family="table-column">
      <style:table-column-properties style:column-width="0.7431in"/>
    </style:style>
    <style:style style:name="t4.A1" style:family="table-cell">
      <style:table-cell-properties style:vertical-align="bottom" fo:padding="0in" fo:border-left="none" fo:border-right="none" fo:border-top="none" fo:border-bottom="0.0007in solid #000000"/>
    </style:style>
    <style:style style:name="t4.2" style:family="table-row">
      <style:table-row-properties style:min-row-height="0.2549in"/>
    </style:style>
    <style:style style:name="t4.A2" style:family="table-cell">
      <style:table-cell-properties fo:padding="0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in" fo:border-left="0.0069in solid #000000" fo:border-right="none" fo:border-top="0.0347in solid #000000" fo:border-bottom="0.0069in solid #000000"/>
    </style:style>
    <style:style style:name="t4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4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4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4.F6" style:family="table-cell">
      <style:table-cell-properties style:vertical-align="middle" fo:padding="0in" fo:border="0.0007in solid #000000"/>
    </style:style>
    <style:style style:name="t4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4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5" style:family="table">
      <style:table-properties style:width="6.6875in" table:align="center" style:may-break-between-rows="false" style:writing-mode="lr-tb"/>
    </style:style>
    <style:style style:name="t5.A" style:family="table-column">
      <style:table-column-properties style:column-width="0.7431in"/>
    </style:style>
    <style:style style:name="t5.A1" style:family="table-cell">
      <style:table-cell-properties style:vertical-align="bottom" fo:padding="0in" fo:border-left="none" fo:border-right="none" fo:border-top="none" fo:border-bottom="0.0007in solid #000000"/>
    </style:style>
    <style:style style:name="t5.2" style:family="table-row">
      <style:table-row-properties style:min-row-height="0.2549in"/>
    </style:style>
    <style:style style:name="t5.A2" style:family="table-cell">
      <style:table-cell-properties fo:padding="0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in" fo:border-left="0.0069in solid #000000" fo:border-right="none" fo:border-top="0.0347in solid #000000" fo:border-bottom="0.0069in solid #000000"/>
    </style:style>
    <style:style style:name="t5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5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5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5.F6" style:family="table-cell">
      <style:table-cell-properties style:vertical-align="middle" fo:padding="0in" fo:border="0.0007in solid #000000"/>
    </style:style>
    <style:style style:name="t5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5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6" style:family="table">
      <style:table-properties style:width="6.6875in" table:align="center" style:may-break-between-rows="false" style:writing-mode="lr-tb"/>
    </style:style>
    <style:style style:name="t6.A" style:family="table-column">
      <style:table-column-properties style:column-width="0.7431in"/>
    </style:style>
    <style:style style:name="t6.A1" style:family="table-cell">
      <style:table-cell-properties style:vertical-align="bottom" fo:padding="0in" fo:border-left="none" fo:border-right="none" fo:border-top="none" fo:border-bottom="0.0007in solid #000000"/>
    </style:style>
    <style:style style:name="t6.2" style:family="table-row">
      <style:table-row-properties style:min-row-height="0.2549in"/>
    </style:style>
    <style:style style:name="t6.A2" style:family="table-cell">
      <style:table-cell-properties fo:padding="0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in" fo:border-left="0.0069in solid #000000" fo:border-right="none" fo:border-top="0.0347in solid #000000" fo:border-bottom="0.0069in solid #000000"/>
    </style:style>
    <style:style style:name="t6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6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6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6.F6" style:family="table-cell">
      <style:table-cell-properties style:vertical-align="middle" fo:padding="0in" fo:border="0.0007in solid #000000"/>
    </style:style>
    <style:style style:name="t6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6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7" style:family="table">
      <style:table-properties style:width="6.6875in" table:align="center" style:may-break-between-rows="false" style:writing-mode="lr-tb"/>
    </style:style>
    <style:style style:name="t7.A" style:family="table-column">
      <style:table-column-properties style:column-width="0.7431in"/>
    </style:style>
    <style:style style:name="t7.A1" style:family="table-cell">
      <style:table-cell-properties style:vertical-align="bottom" fo:padding="0in" fo:border-left="none" fo:border-right="none" fo:border-top="none" fo:border-bottom="0.0007in solid #000000"/>
    </style:style>
    <style:style style:name="t7.2" style:family="table-row">
      <style:table-row-properties style:min-row-height="0.2549in"/>
    </style:style>
    <style:style style:name="t7.A2" style:family="table-cell">
      <style:table-cell-properties fo:padding="0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in" fo:border-left="0.0069in solid #000000" fo:border-right="none" fo:border-top="0.0347in solid #000000" fo:border-bottom="0.0069in solid #000000"/>
    </style:style>
    <style:style style:name="t7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7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7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7.F6" style:family="table-cell">
      <style:table-cell-properties style:vertical-align="middle" fo:padding="0in" fo:border="0.0007in solid #000000"/>
    </style:style>
    <style:style style:name="t7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7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8" style:family="table">
      <style:table-properties style:width="6.6875in" table:align="center" style:may-break-between-rows="false" style:writing-mode="lr-tb"/>
    </style:style>
    <style:style style:name="t8.A" style:family="table-column">
      <style:table-column-properties style:column-width="0.7431in"/>
    </style:style>
    <style:style style:name="t8.A1" style:family="table-cell">
      <style:table-cell-properties style:vertical-align="bottom" fo:padding="0in" fo:border-left="none" fo:border-right="none" fo:border-top="none" fo:border-bottom="0.0007in solid #000000"/>
    </style:style>
    <style:style style:name="t8.2" style:family="table-row">
      <style:table-row-properties style:min-row-height="0.2549in"/>
    </style:style>
    <style:style style:name="t8.A2" style:family="table-cell">
      <style:table-cell-properties fo:padding="0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in" fo:border-left="0.0069in solid #000000" fo:border-right="none" fo:border-top="0.0347in solid #000000" fo:border-bottom="0.0069in solid #000000"/>
    </style:style>
    <style:style style:name="t8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8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8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8.F6" style:family="table-cell">
      <style:table-cell-properties style:vertical-align="middle" fo:padding="0in" fo:border="0.0007in solid #000000"/>
    </style:style>
    <style:style style:name="t8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8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9" style:family="table">
      <style:table-properties style:width="6.6875in" table:align="center" style:may-break-between-rows="false" style:writing-mode="lr-tb"/>
    </style:style>
    <style:style style:name="t9.A" style:family="table-column">
      <style:table-column-properties style:column-width="0.7431in"/>
    </style:style>
    <style:style style:name="t9.A1" style:family="table-cell">
      <style:table-cell-properties style:vertical-align="bottom" fo:padding="0in" fo:border-left="none" fo:border-right="none" fo:border-top="none" fo:border-bottom="0.0007in solid #000000"/>
    </style:style>
    <style:style style:name="t9.2" style:family="table-row">
      <style:table-row-properties style:min-row-height="0.2549in"/>
    </style:style>
    <style:style style:name="t9.A2" style:family="table-cell">
      <style:table-cell-properties fo:padding="0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in" fo:border-left="0.0069in solid #000000" fo:border-right="none" fo:border-top="0.0347in solid #000000" fo:border-bottom="0.0069in solid #000000"/>
    </style:style>
    <style:style style:name="t9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9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9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9.F6" style:family="table-cell">
      <style:table-cell-properties style:vertical-align="middle" fo:padding="0in" fo:border="0.0007in solid #000000"/>
    </style:style>
    <style:style style:name="t9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9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10" style:family="table">
      <style:table-properties style:width="6.6875in" table:align="center" style:may-break-between-rows="false" style:writing-mode="lr-tb"/>
    </style:style>
    <style:style style:name="t10.A" style:family="table-column">
      <style:table-column-properties style:column-width="0.7431in"/>
    </style:style>
    <style:style style:name="t10.A1" style:family="table-cell">
      <style:table-cell-properties style:vertical-align="bottom" fo:padding="0in" fo:border-left="none" fo:border-right="none" fo:border-top="none" fo:border-bottom="0.0007in solid #000000"/>
    </style:style>
    <style:style style:name="t10.2" style:family="table-row">
      <style:table-row-properties style:min-row-height="0.2549in"/>
    </style:style>
    <style:style style:name="t10.A2" style:family="table-cell">
      <style:table-cell-properties fo:padding="0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in" fo:border-left="0.0069in solid #000000" fo:border-right="none" fo:border-top="0.0347in solid #000000" fo:border-bottom="0.0069in solid #000000"/>
    </style:style>
    <style:style style:name="t10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10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10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10.F6" style:family="table-cell">
      <style:table-cell-properties style:vertical-align="middle" fo:padding="0in" fo:border="0.0007in solid #000000"/>
    </style:style>
    <style:style style:name="t10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10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calibratedTab" style:family="table">
      <style:table-properties style:width="5.0701in" table:align="center" style:may-break-between-rows="false" style:writing-mode="lr-tb"/>
    </style:style>
    <style:style style:name="calibratedTab.A" style:family="table-column">
      <style:table-column-properties style:column-width="1.875in"/>
    </style:style>
    <style:style style:name="calibratedTab.B" style:family="table-column">
      <style:table-column-properties style:column-width="1.5924in"/>
    </style:style>
    <style:style style:name="calibratedTab.C" style:family="table-column">
      <style:table-column-properties style:column-width="1.6028in"/>
    </style:style>
    <style:style style:name="calibratedTab.A1" style:family="table-cell">
      <style:table-cell-properties style:vertical-align="bottom" fo:padding="0.0382in" fo:border="none"/>
    </style:style>
    <style:style style:name="calibratedTab.A2" style:family="table-cell">
      <style:table-cell-properties style:vertical-align="bottom" fo:padding="0in" fo:border="none"/>
    </style:style>
    <style:style style:name="calibratedTab.C2" style:family="table-cell">
      <style:table-cell-properties style:vertical-align="" fo:padding="0in" fo:border="none"/>
    </style:style>
    <style:style style:name="calibratedTab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text-properties fo:font-size="5pt" style:font-size-asian="5pt" style:font-size-complex="5pt"/>
    </style:style>
    <style:style style:name="P13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4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17" style:family="paragraph" style:parent-style-name="Text_20_body">
      <style:paragraph-properties fo:margin-top="0in" fo:margin-bottom="0in" fo:text-align="center" style:justify-single-word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5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6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27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left="0.0472in" fo:margin-right="0.0756in" fo:margin-top="0in" fo:margin-bottom="0.0402in" fo:text-align="start" style:justify-single-word="false" fo:text-indent="0in" style:auto-text-indent="fals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.0472in" fo:margin-right="0.0756in" fo:margin-top="0.0598in" fo:margin-bottom="0.0201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0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31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3" style:family="paragraph" style:parent-style-name="Standard">
      <style:paragraph-properties fo:margin-left="0.2173in" fo:margin-right="0in" fo:margin-top="0.0402in" fo:margin-bottom="0in" fo:text-align="center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1pt" fo:language="ru" fo:country="RU" style:text-underline-style="solid" style:text-underline-width="auto" style:text-underline-color="font-color" fo:font-weight="bold" fo:background-color="transparent" style:font-name-asian="Arial" style:font-size-asian="11pt" style:language-asian="zh" style:country-asian="CN" style:font-weight-asian="bold" style:font-name-complex="Arial" style:font-size-complex="11pt" style:language-complex="ar" style:country-complex="SA" style:font-weight-complex="normal" fo:hyphenate="false" fo:hyphenation-remain-char-count="2" fo:hyphenation-push-char-count="2"/>
    </style:style>
    <style:style style:name="P34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5" style:family="paragraph" style:parent-style-name="Standard">
      <style:paragraph-properties fo:margin-left="0.2173in" fo:margin-right="0in" fo:margin-top="0in" fo:margin-bottom="0in" fo:text-align="center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6pt" fo:language="ru" fo:country="RU" style:text-underline-style="solid" style:text-underline-width="auto" style:text-underline-color="font-color" fo:font-weight="bold" fo:background-color="transparent" style:font-name-asian="Arial" style:font-size-asian="6pt" style:language-asian="zh" style:country-asian="CN" style:font-weight-asian="bold" style:font-name-complex="Arial" style:font-size-complex="6pt" style:language-complex="ar" style:country-complex="SA" style:font-weight-complex="normal" fo:hyphenate="false" fo:hyphenation-remain-char-count="2" fo:hyphenation-push-char-count="2"/>
    </style:style>
    <style:style style:name="P36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7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8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9" style:family="paragraph" style:parent-style-name="Standard">
      <style:paragraph-properties fo:margin-left="0in" fo:margin-right="0in" fo:margin-top="0in" fo:margin-bottom="0in" fo:line-height="100%" fo:text-align="start" style:justify-single-word="false" fo:text-indent="0.1598in" style:auto-text-indent="false" fo:break-before="page"/>
      <style:text-properties style:font-name="Arial" fo:font-size="11pt" fo:language="en" fo:country="US" style:text-underline-style="none" fo:font-weight="bold" style:font-size-asian="11pt" style:font-weight-asian="bold" style:font-name-complex="Arial" style:font-size-complex="11pt" style:font-weight-complex="bold"/>
    </style:style>
    <style:style style:name="P40" style:family="paragraph" style:parent-style-name="Standard">
      <style:paragraph-properties fo:margin-left="0.0472in" fo:margin-right="0.0756in" fo:text-align="start" style:justify-single-word="false" fo:text-indent="0in" style:auto-text-indent="false"/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font-size-asian="10pt" style:font-name-complex="Arial"/>
    </style:style>
    <style:style style:name="T8" style:family="text">
      <style:text-properties style:font-name="Arial" fo:font-size="10pt" fo:language="ru" fo:country="RU" style:font-size-asian="10pt" style:font-name-complex="Arial"/>
    </style:style>
    <style:style style:name="T9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Arial"/>
    </style:style>
    <style:style style:name="T13" style:family="text">
      <style:text-properties fo:language="en" fo:country="US" style:font-name-asian="Times New Roman" style:font-name-complex="Times New Roman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style:font-name-asian="Times New Roman" style:font-name-complex="Times New Roman"/>
    </style:style>
    <style:style style:name="T16" style:family="text">
      <style:text-properties style:text-position="sub 58%" fo:language="ru" fo:country="RU"/>
    </style:style>
    <style:style style:name="T17" style:family="text">
      <style:text-properties fo:language="ru" fo:country="RU"/>
    </style:style>
    <style:style style:name="T18" style:family="text">
      <style:text-properties fo:language="ru" fo:country="RU" style:text-underline-style="solid" style:text-underline-width="auto" style:text-underline-color="font-color"/>
    </style:style>
    <style:style style:name="T19" style:family="text">
      <style:text-properties fo:language="ru" fo:country="RU" style:font-name-asian="Times New Roman" style:font-name-complex="Times New Roman1"/>
    </style:style>
    <style:style style:name="T20" style:family="text">
      <style:text-properties fo:language="ru" fo:country="RU" style:font-name-asian="Times New Roman" style:font-name-complex="Times New Roman"/>
    </style:style>
    <style:style style:name="T21" style:family="text">
      <style:text-properties fo:language="ru" fo:country="RU" fo:font-style="normal" style:font-style-asian="normal" style:font-style-complex="normal"/>
    </style:style>
    <style:style style:name="T22" style:family="text">
      <style:text-properties style:font-name-complex="Ari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5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6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27" style:family="text">
      <style:text-properties style:text-underline-style="none" fo:font-weight="bold" style:font-weight-asian="bold"/>
    </style:style>
    <style:style style:name="T28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9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0" style:family="text">
      <style:text-properties style:use-window-font-color="true" style:font-name="Arial" fo:font-size="10pt" style:font-size-asian="10pt" style:font-name-complex="Arial" style:font-size-complex="10pt"/>
    </style:style>
    <style:style style:name="T31" style:family="text">
      <style:text-properties style:use-window-font-color="true" style:font-name="Arial" fo:font-size="10pt" fo:language="en" fo:country="US" style:font-size-asian="10pt" style:font-name-complex="Arial" style:font-size-complex="10pt"/>
    </style:style>
    <style:style style:name="T32" style:family="text">
      <style:text-properties style:use-window-font-color="true" style:text-position="super 58%" style:font-name="Arial" fo:font-size="10pt" style:font-size-asian="10pt" style:font-name-complex="Arial" style:font-size-complex="10pt"/>
    </style:style>
    <style:style style:name="T33" style:family="text">
      <style:text-properties style:use-window-font-color="true" style:text-position="super 58%" style:font-name="Arial" fo:font-size="10pt" fo:language="en" fo:country="US" style:font-size-asian="10pt" style:font-name-complex="Arial" style:font-size-complex="10pt"/>
    </style:style>
    <style:style style:name="T34" style:family="text">
      <style:text-properties style:use-window-font-color="true" style:text-underline-style="solid" style:text-underline-width="auto" style:text-underline-color="font-color"/>
    </style:style>
    <style:style style:name="T35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36" style:family="text">
      <style:text-properties style:use-window-font-color="true" style:font-name="Arial1" fo:font-size="10pt" fo:language="en" fo:country="US" style:font-name-asian="Times New Roman" style:font-size-asian="10pt" style:font-name-complex="Arial" style:font-size-complex="10pt"/>
    </style:style>
    <style:style style:name="T37" style:family="text">
      <style:text-properties style:text-position="super 58%"/>
    </style:style>
    <style:style style:name="T38" style:family="text">
      <style:text-properties style:text-position="super 58%" fo:language="ru" fo:country="RU" style:font-name-asian="Times New Roman" style:font-name-complex="Times New Roman"/>
    </style:style>
    <style:style style:name="T39" style:family="text">
      <style:text-properties style:text-position="super 58%" fo:language="ru" fo:country="RU" style:font-name-asian="Times New Roman" style:font-name-complex="Times New Roman1"/>
    </style:style>
    <style:style style:name="T40" style:family="text">
      <style:text-properties style:text-position="super 58%" fo:language="ru" fo:country="RU" fo:font-style="normal" style:font-style-asian="normal" style:font-style-complex="normal"/>
    </style:style>
    <style:style style:name="T41" style:family="text">
      <style:text-properties style:text-position="0% 100%" fo:language="ru" fo:country="RU"/>
    </style:style>
    <style:style style:name="T42" style:family="text">
      <style:text-properties style:text-position="0% 100%" fo:language="ru" fo:country="RU" style:font-name-asian="Times New Roman" style:font-name-complex="Times New Roman1"/>
    </style:style>
    <style:style style:name="T43" style:family="text">
      <style:text-properties style:text-position="0% 100%" fo:language="ru" fo:country="RU" style:font-name-asian="Times New Roman" style:font-name-complex="Times New Roman"/>
    </style:style>
    <style:style style:name="T44" style:family="text">
      <style:text-properties style:text-position="0% 100%" fo:language="en" fo:country="US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75in" draw:visible-area-height="1.848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16">ПРОТОКОЛ ПРОВЕРКИ</text:p>
      <text:p text:style-name="P7"/>
      <text:p text:style-name="P13"><text:span text:style-name="T9">Измеритель-сигнализатор СРК-АТ2327</text:span><text:span text:style-name="T3"><text:tab/></text:span><text:span text:style-name="T5">Дата проверки: </text:span><text:span text:style-name="T6">$date </text:span><text:span text:style-name="T5">г.</text:span></text:p>
      <text:p text:style-name="P8"/>
      <text:p text:style-name="P8"><text:span text:style-name="T25">Тип: </text:span><text:span text:style-name="T24">БДК</text:span><text:span text:style-name="T26">Н</text:span><text:span text:style-name="T24">-05 </text:span></text:p>
      <text:p text:style-name="P10"/>
      <text:p text:style-name="P8"><text:span text:style-name="T25">з/н: </text:span><text:span text:style-name="T24">$serial</text:span><text:span text:style-name="T27"><text:tab/></text:span></text:p>
      <text:p text:style-name="P12"/>
      <text:p text:style-name="P6">Диапазон измерения плотности потока нейтронного излучения:</text:p>
      <text:p text:style-name="P15"><text:span text:style-name="T30">БДКН-0</text:span><text:span text:style-name="T31">5</text:span><text:span text:style-name="T30">: 0.1 – </text:span><text:span text:style-name="T31">2</text:span><text:span text:style-name="T36">·</text:span><text:span text:style-name="T30">10</text:span><text:span text:style-name="T33">3</text:span><text:span text:style-name="T30"> с</text:span><text:span text:style-name="T32">-1</text:span><text:span text:style-name="T30">см</text:span><text:span text:style-name="T32">-2 </text:span><text:span text:style-name="T30">;</text:span></text:p>
      <text:p text:style-name="P14"/>
      <text:p text:style-name="P6">Относительная погрешность измерения:</text:p>
      <text:p text:style-name="P5"><text:span text:style-name="T34">БДКН</text:span><text:span text:style-name="T35">-05:</text:span><text:span text:style-name="T34"> </text:span><text:span text:style-name="T23">± </text:span><text:span text:style-name="T18">20</text:span><text:span text:style-name="T23"> %</text:span></text:p>
      <text:p text:style-name="P9"/>
      <text:p text:style-name="P4">Условия эксплуатации:</text:p>
      <text:p text:style-name="P25"><text:span text:style-name="T7">- <text:s/></text:span><text:span text:style-name="T4">Температура окружающего воздуха<text:tab/><text:tab/>+</text:span><text:span text:style-name="T7">$temp</text:span><text:span text:style-name="T4"> °</text:span><text:span text:style-name="T7">C</text:span></text:p>
      <text:p text:style-name="P26"><text:span text:style-name="T7">- <text:s/></text:span><text:span text:style-name="T4">Атмосферное давление<text:tab/><text:tab/><text:tab/><text:tab/>98,5 </text:span><text:span text:style-name="T7">kPa</text:span></text:p>
      <text:p text:style-name="P26"><text:span text:style-name="T7">- <text:s/></text:span><text:span text:style-name="T4">Относительная влажность воздуха<text:tab/><text:tab/></text:span><text:span text:style-name="T7">$vlag</text:span><text:span text:style-name="T4"> %</text:span></text:p>
      <text:p text:style-name="P26"><text:span text:style-name="T7">- <text:s/></text:span><text:span text:style-name="T4">Радиационный фон<text:tab/><text:tab/><text:tab/><text:tab/></text:span><text:span text:style-name="T7">$bground</text:span><text:span text:style-name="T4"> </text:span><text:span text:style-name="T8">н</text:span><text:span text:style-name="T4">Зв/ч</text:span></text:p>
      <text:p text:style-name="P22">Эталонные средства измерений:</text:p>
      <text:p text:style-name="P34"><text:span text:style-name="T7">- <text:s/></text:span><text:span text:style-name="T28">$facility_14</text:span><text:span text:style-name="T29">0;</text:span></text:p>
      <text:p text:style-name="P35"/>
      <text:p text:style-name="P33">Данные проверки</text:p>
      <text:p text:style-name="P33"/>
      <text:p text:style-name="P32"><text:span text:style-name="T17">а</text:span>)<text:tab/><text:span text:style-name="T17">Определение уровня собственного фона БДКН-05</text:span></text:p>
      <text:p text:style-name="P37"/>
      <table:table table:name="tf1" table:style-name="tf1">
        <table:table-column table:style-name="tf1.A" table:number-columns-repeated="3"/>
        <table:table-row>
          <table:table-cell table:style-name="tf1.A1" table:number-columns-spanned="3" office:value-type="string">
            <text:p text:style-name="P27"><text:span text:style-name="T10">Блок детектирования </text:span>нейтронного излучения БДКН-05 № <text:span text:style-name="T10">$bd_num1$</text:span></text:p>
          </table:table-cell>
          <table:covered-table-cell/>
          <table:covered-table-cell/>
        </table:table-row>
        <table:table-row>
          <table:table-cell table:style-name="tf1.A2" table:number-columns-spanned="2" office:value-type="string">
            <text:p text:style-name="P30">Измеренное значение скорости счета фона, с<text:span text:style-name="T37">-1</text:span></text:p>
          </table:table-cell>
          <table:covered-table-cell/>
          <table:table-cell table:style-name="tf1.C2" table:number-rows-spanned="2" office:value-type="string">
            <text:p text:style-name="P30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1.A3" office:value-type="string">
            <text:p text:style-name="P30">Результаты измерения</text:p>
          </table:table-cell>
          <table:table-cell table:style-name="tf1.B3" office:value-type="string">
            <text:p text:style-name="P30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1.A3" office:value-type="string">
            <text:p text:style-name="P11">$1-10</text:p>
          </table:table-cell>
          <table:table-cell table:style-name="tf1.B4" table:number-rows-spanned="3" office:value-type="string">
            <text:p text:style-name="P11">$1-20</text:p>
          </table:table-cell>
          <table:table-cell table:style-name="tf1.C4" table:number-rows-spanned="3" office:value-type="string">
            <text:p text:style-name="P30">0,23</text:p>
          </table:table-cell>
        </table:table-row>
        <table:table-row>
          <table:table-cell table:style-name="tf1.A3" office:value-type="string">
            <text:p text:style-name="P11">$1-11</text:p>
          </table:table-cell>
          <table:covered-table-cell/>
          <table:covered-table-cell/>
        </table:table-row>
        <table:table-row>
          <table:table-cell table:style-name="tf1.A6" office:value-type="string">
            <text:p text:style-name="P11">$1-12</text:p>
          </table:table-cell>
          <table:covered-table-cell/>
          <table:covered-table-cell/>
        </table:table-row>
      </table:table>
      <table:table table:name="tf2" table:style-name="tf2">
        <table:table-column table:style-name="tf2.A" table:number-columns-repeated="3"/>
        <table:table-row>
          <table:table-cell table:style-name="tf2.A1" table:number-columns-spanned="3" office:value-type="string">
            <text:p text:style-name="P27"><text:span text:style-name="T10">Блок детектирования </text:span>нейтронного излучения БДКН-05 № <text:span text:style-name="T10">$bd_num2$</text:span></text:p>
          </table:table-cell>
          <table:covered-table-cell/>
          <table:covered-table-cell/>
        </table:table-row>
        <table:table-row>
          <table:table-cell table:style-name="tf2.A2" table:number-columns-spanned="2" office:value-type="string">
            <text:p text:style-name="P30">Измеренное значение скорости счета фона, с<text:span text:style-name="T37">-1</text:span></text:p>
          </table:table-cell>
          <table:covered-table-cell/>
          <table:table-cell table:style-name="tf2.C2" table:number-rows-spanned="2" office:value-type="string">
            <text:p text:style-name="P30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2.A3" office:value-type="string">
            <text:p text:style-name="P30">Результаты измерения</text:p>
          </table:table-cell>
          <table:table-cell table:style-name="tf2.B3" office:value-type="string">
            <text:p text:style-name="P30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2.A3" office:value-type="string">
            <text:p text:style-name="P11">$2-10</text:p>
          </table:table-cell>
          <table:table-cell table:style-name="tf2.B4" table:number-rows-spanned="3" office:value-type="string">
            <text:p text:style-name="P11">$2-20</text:p>
          </table:table-cell>
          <table:table-cell table:style-name="tf2.C4" table:number-rows-spanned="3" office:value-type="string">
            <text:p text:style-name="P30">0,23</text:p>
          </table:table-cell>
        </table:table-row>
        <table:table-row>
          <table:table-cell table:style-name="tf2.A3" office:value-type="string">
            <text:p text:style-name="P11">$2-11</text:p>
          </table:table-cell>
          <table:covered-table-cell/>
          <table:covered-table-cell/>
        </table:table-row>
        <table:table-row>
          <table:table-cell table:style-name="tf2.A6" office:value-type="string">
            <text:p text:style-name="P11">$2-12</text:p>
          </table:table-cell>
          <table:covered-table-cell/>
          <table:covered-table-cell/>
        </table:table-row>
      </table:table>
      <table:table table:name="tf3" table:style-name="tf3">
        <table:table-column table:style-name="tf3.A" table:number-columns-repeated="3"/>
        <table:table-row>
          <table:table-cell table:style-name="tf3.A1" table:number-columns-spanned="3" office:value-type="string">
            <text:p text:style-name="P27"><text:span text:style-name="T10">Блок детектирования </text:span>нейтронного излучения БДКН-05 № <text:span text:style-name="T10">$bd_num3$</text:span></text:p>
          </table:table-cell>
          <table:covered-table-cell/>
          <table:covered-table-cell/>
        </table:table-row>
        <table:table-row>
          <table:table-cell table:style-name="tf3.A2" table:number-columns-spanned="2" office:value-type="string">
            <text:p text:style-name="P30">Измеренное значение скорости счета фона, с<text:span text:style-name="T37">-1</text:span></text:p>
          </table:table-cell>
          <table:covered-table-cell/>
          <table:table-cell table:style-name="tf3.C2" table:number-rows-spanned="2" office:value-type="string">
            <text:p text:style-name="P30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3.A3" office:value-type="string">
            <text:p text:style-name="P30">Результаты измерения</text:p>
          </table:table-cell>
          <table:table-cell table:style-name="tf3.B3" office:value-type="string">
            <text:p text:style-name="P30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3.A3" office:value-type="string">
            <text:p text:style-name="P11">$3-10</text:p>
          </table:table-cell>
          <table:table-cell table:style-name="tf3.B4" table:number-rows-spanned="3" office:value-type="string">
            <text:p text:style-name="P11">$3-20</text:p>
          </table:table-cell>
          <table:table-cell table:style-name="tf3.C4" table:number-rows-spanned="3" office:value-type="string">
            <text:p text:style-name="P30">0,23</text:p>
          </table:table-cell>
        </table:table-row>
        <table:table-row>
          <table:table-cell table:style-name="tf3.A3" office:value-type="string">
            <text:p text:style-name="P11">$3-11</text:p>
          </table:table-cell>
          <table:covered-table-cell/>
          <table:covered-table-cell/>
        </table:table-row>
        <table:table-row>
          <table:table-cell table:style-name="tf3.A6" office:value-type="string">
            <text:p text:style-name="P11">$3-12</text:p>
          </table:table-cell>
          <table:covered-table-cell/>
          <table:covered-table-cell/>
        </table:table-row>
      </table:table>
      <table:table table:name="tf4" table:style-name="tf4">
        <table:table-column table:style-name="tf4.A" table:number-columns-repeated="3"/>
        <table:table-row>
          <table:table-cell table:style-name="tf4.A1" table:number-columns-spanned="3" office:value-type="string">
            <text:p text:style-name="P27"><text:span text:style-name="T10">Блок детектирования </text:span>нейтронного излучения БДКН-05 № <text:span text:style-name="T10">$bd_num4$</text:span></text:p>
          </table:table-cell>
          <table:covered-table-cell/>
          <table:covered-table-cell/>
        </table:table-row>
        <table:table-row>
          <table:table-cell table:style-name="tf4.A2" table:number-columns-spanned="2" office:value-type="string">
            <text:p text:style-name="P30">Измеренное значение скорости счета фона, с<text:span text:style-name="T37">-1</text:span></text:p>
          </table:table-cell>
          <table:covered-table-cell/>
          <table:table-cell table:style-name="tf4.C2" table:number-rows-spanned="2" office:value-type="string">
            <text:p text:style-name="P30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4.A3" office:value-type="string">
            <text:p text:style-name="P30">Результаты измерения</text:p>
          </table:table-cell>
          <table:table-cell table:style-name="tf4.B3" office:value-type="string">
            <text:p text:style-name="P30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4.A3" office:value-type="string">
            <text:p text:style-name="P11">$4-10</text:p>
          </table:table-cell>
          <table:table-cell table:style-name="tf4.B4" table:number-rows-spanned="3" office:value-type="string">
            <text:p text:style-name="P11">$4-20</text:p>
          </table:table-cell>
          <table:table-cell table:style-name="tf4.C4" table:number-rows-spanned="3" office:value-type="string">
            <text:p text:style-name="P30">0,23</text:p>
          </table:table-cell>
        </table:table-row>
        <table:table-row>
          <table:table-cell table:style-name="tf4.A3" office:value-type="string">
            <text:p text:style-name="P11">$4-11</text:p>
          </table:table-cell>
          <table:covered-table-cell/>
          <table:covered-table-cell/>
        </table:table-row>
        <table:table-row>
          <table:table-cell table:style-name="tf4.A6" office:value-type="string">
            <text:p text:style-name="P11">$4-12</text:p>
          </table:table-cell>
          <table:covered-table-cell/>
          <table:covered-table-cell/>
        </table:table-row>
      </table:table>
      <table:table table:name="tf5" table:style-name="tf5">
        <table:table-column table:style-name="tf5.A" table:number-columns-repeated="3"/>
        <text:soft-page-break/>
        <table:table-row>
          <table:table-cell table:style-name="tf5.A1" table:number-columns-spanned="3" office:value-type="string">
            <text:p text:style-name="P27"><text:span text:style-name="T10">Блок детектирования </text:span>нейтронного излучения БДКН-05 № <text:span text:style-name="T10">$bd_num5$</text:span></text:p>
          </table:table-cell>
          <table:covered-table-cell/>
          <table:covered-table-cell/>
        </table:table-row>
        <table:table-row>
          <table:table-cell table:style-name="tf5.A2" table:number-columns-spanned="2" office:value-type="string">
            <text:p text:style-name="P30">Измеренное значение скорости счета фона, с<text:span text:style-name="T37">-1</text:span></text:p>
          </table:table-cell>
          <table:covered-table-cell/>
          <table:table-cell table:style-name="tf5.C2" table:number-rows-spanned="2" office:value-type="string">
            <text:p text:style-name="P30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5.A3" office:value-type="string">
            <text:p text:style-name="P30">Результаты измерения</text:p>
          </table:table-cell>
          <table:table-cell table:style-name="tf5.B3" office:value-type="string">
            <text:p text:style-name="P30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5.A3" office:value-type="string">
            <text:p text:style-name="P11">$5-10</text:p>
          </table:table-cell>
          <table:table-cell table:style-name="tf5.B4" table:number-rows-spanned="3" office:value-type="string">
            <text:p text:style-name="P11">$5-20</text:p>
          </table:table-cell>
          <table:table-cell table:style-name="tf5.C4" table:number-rows-spanned="3" office:value-type="string">
            <text:p text:style-name="P30">0,23</text:p>
          </table:table-cell>
        </table:table-row>
        <table:table-row>
          <table:table-cell table:style-name="tf5.A3" office:value-type="string">
            <text:p text:style-name="P11">$5-11</text:p>
          </table:table-cell>
          <table:covered-table-cell/>
          <table:covered-table-cell/>
        </table:table-row>
        <table:table-row>
          <table:table-cell table:style-name="tf5.A6" office:value-type="string">
            <text:p text:style-name="P11">$5-12</text:p>
          </table:table-cell>
          <table:covered-table-cell/>
          <table:covered-table-cell/>
        </table:table-row>
      </table:table>
      <table:table table:name="tf6" table:style-name="tf6">
        <table:table-column table:style-name="tf6.A" table:number-columns-repeated="3"/>
        <table:table-row>
          <table:table-cell table:style-name="tf6.A1" table:number-columns-spanned="3" office:value-type="string">
            <text:p text:style-name="P27"><text:span text:style-name="T10">Блок детектирования </text:span>нейтронного излучения БДКН-05 № <text:span text:style-name="T10">$bd_num6$</text:span></text:p>
          </table:table-cell>
          <table:covered-table-cell/>
          <table:covered-table-cell/>
        </table:table-row>
        <table:table-row>
          <table:table-cell table:style-name="tf6.A2" table:number-columns-spanned="2" office:value-type="string">
            <text:p text:style-name="P30">Измеренное значение скорости счета фона, с<text:span text:style-name="T37">-1</text:span></text:p>
          </table:table-cell>
          <table:covered-table-cell/>
          <table:table-cell table:style-name="tf6.C2" table:number-rows-spanned="2" office:value-type="string">
            <text:p text:style-name="P30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6.A3" office:value-type="string">
            <text:p text:style-name="P30">Результаты измерения</text:p>
          </table:table-cell>
          <table:table-cell table:style-name="tf6.B3" office:value-type="string">
            <text:p text:style-name="P30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6.A3" office:value-type="string">
            <text:p text:style-name="P11">$6-10</text:p>
          </table:table-cell>
          <table:table-cell table:style-name="tf6.B4" table:number-rows-spanned="3" office:value-type="string">
            <text:p text:style-name="P11">$6-20</text:p>
          </table:table-cell>
          <table:table-cell table:style-name="tf6.C4" table:number-rows-spanned="3" office:value-type="string">
            <text:p text:style-name="P30">0,23</text:p>
          </table:table-cell>
        </table:table-row>
        <table:table-row>
          <table:table-cell table:style-name="tf6.A3" office:value-type="string">
            <text:p text:style-name="P11">$6-11</text:p>
          </table:table-cell>
          <table:covered-table-cell/>
          <table:covered-table-cell/>
        </table:table-row>
        <table:table-row>
          <table:table-cell table:style-name="tf6.A6" office:value-type="string">
            <text:p text:style-name="P11">$6-12</text:p>
          </table:table-cell>
          <table:covered-table-cell/>
          <table:covered-table-cell/>
        </table:table-row>
      </table:table>
      <table:table table:name="tf7" table:style-name="tf7">
        <table:table-column table:style-name="tf7.A" table:number-columns-repeated="3"/>
        <table:table-row>
          <table:table-cell table:style-name="tf7.A1" table:number-columns-spanned="3" office:value-type="string">
            <text:p text:style-name="P27"><text:span text:style-name="T10">Блок детектирования </text:span>нейтронного излучения БДКН-05 № <text:span text:style-name="T10">$bd_num7$</text:span></text:p>
          </table:table-cell>
          <table:covered-table-cell/>
          <table:covered-table-cell/>
        </table:table-row>
        <table:table-row>
          <table:table-cell table:style-name="tf7.A2" table:number-columns-spanned="2" office:value-type="string">
            <text:p text:style-name="P30">Измеренное значение скорости счета фона, с<text:span text:style-name="T37">-1</text:span></text:p>
          </table:table-cell>
          <table:covered-table-cell/>
          <table:table-cell table:style-name="tf7.C2" table:number-rows-spanned="2" office:value-type="string">
            <text:p text:style-name="P30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7.A3" office:value-type="string">
            <text:p text:style-name="P30">Результаты измерения</text:p>
          </table:table-cell>
          <table:table-cell table:style-name="tf7.B3" office:value-type="string">
            <text:p text:style-name="P30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7.A3" office:value-type="string">
            <text:p text:style-name="P11">$7-10</text:p>
          </table:table-cell>
          <table:table-cell table:style-name="tf7.B4" table:number-rows-spanned="3" office:value-type="string">
            <text:p text:style-name="P11">$7-20</text:p>
          </table:table-cell>
          <table:table-cell table:style-name="tf7.C4" table:number-rows-spanned="3" office:value-type="string">
            <text:p text:style-name="P30">0,23</text:p>
          </table:table-cell>
        </table:table-row>
        <table:table-row>
          <table:table-cell table:style-name="tf7.A3" office:value-type="string">
            <text:p text:style-name="P11">$7-11</text:p>
          </table:table-cell>
          <table:covered-table-cell/>
          <table:covered-table-cell/>
        </table:table-row>
        <table:table-row>
          <table:table-cell table:style-name="tf7.A6" office:value-type="string">
            <text:p text:style-name="P11">$7-12</text:p>
          </table:table-cell>
          <table:covered-table-cell/>
          <table:covered-table-cell/>
        </table:table-row>
      </table:table>
      <table:table table:name="tf8" table:style-name="tf8">
        <table:table-column table:style-name="tf8.A" table:number-columns-repeated="3"/>
        <table:table-row>
          <table:table-cell table:style-name="tf8.A1" table:number-columns-spanned="3" office:value-type="string">
            <text:p text:style-name="P27"><text:span text:style-name="T10">Блок детектирования </text:span>нейтронного излучения БДКН-05 № <text:span text:style-name="T10">$bd_num8$</text:span></text:p>
          </table:table-cell>
          <table:covered-table-cell/>
          <table:covered-table-cell/>
        </table:table-row>
        <table:table-row>
          <table:table-cell table:style-name="tf8.A2" table:number-columns-spanned="2" office:value-type="string">
            <text:p text:style-name="P30">Измеренное значение скорости счета фона, с<text:span text:style-name="T37">-1</text:span></text:p>
          </table:table-cell>
          <table:covered-table-cell/>
          <table:table-cell table:style-name="tf8.C2" table:number-rows-spanned="2" office:value-type="string">
            <text:p text:style-name="P30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8.A3" office:value-type="string">
            <text:p text:style-name="P30">Результаты измерения</text:p>
          </table:table-cell>
          <table:table-cell table:style-name="tf8.B3" office:value-type="string">
            <text:p text:style-name="P30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8.A3" office:value-type="string">
            <text:p text:style-name="P11">$8-10</text:p>
          </table:table-cell>
          <table:table-cell table:style-name="tf8.B4" table:number-rows-spanned="3" office:value-type="string">
            <text:p text:style-name="P11">$8-20</text:p>
          </table:table-cell>
          <table:table-cell table:style-name="tf8.C4" table:number-rows-spanned="3" office:value-type="string">
            <text:p text:style-name="P30">0,23</text:p>
          </table:table-cell>
        </table:table-row>
        <table:table-row>
          <table:table-cell table:style-name="tf8.A3" office:value-type="string">
            <text:p text:style-name="P11">$8-11</text:p>
          </table:table-cell>
          <table:covered-table-cell/>
          <table:covered-table-cell/>
        </table:table-row>
        <table:table-row>
          <table:table-cell table:style-name="tf8.A6" office:value-type="string">
            <text:p text:style-name="P11">$8-12</text:p>
          </table:table-cell>
          <table:covered-table-cell/>
          <table:covered-table-cell/>
        </table:table-row>
      </table:table>
      <table:table table:name="tf9" table:style-name="tf9">
        <table:table-column table:style-name="tf9.A" table:number-columns-repeated="3"/>
        <table:table-row>
          <table:table-cell table:style-name="tf9.A1" table:number-columns-spanned="3" office:value-type="string">
            <text:p text:style-name="P27"><text:span text:style-name="T10">Блок детектирования </text:span>нейтронного излучения БДКН-05 № <text:span text:style-name="T10">$bd_num9$</text:span></text:p>
          </table:table-cell>
          <table:covered-table-cell/>
          <table:covered-table-cell/>
        </table:table-row>
        <table:table-row>
          <table:table-cell table:style-name="tf9.A2" table:number-columns-spanned="2" office:value-type="string">
            <text:p text:style-name="P30">Измеренное значение скорости счета фона, с<text:span text:style-name="T37">-1</text:span></text:p>
          </table:table-cell>
          <table:covered-table-cell/>
          <table:table-cell table:style-name="tf9.C2" table:number-rows-spanned="2" office:value-type="string">
            <text:p text:style-name="P30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9.A3" office:value-type="string">
            <text:p text:style-name="P30">Результаты измерения</text:p>
          </table:table-cell>
          <table:table-cell table:style-name="tf9.B3" office:value-type="string">
            <text:p text:style-name="P30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9.A3" office:value-type="string">
            <text:p text:style-name="P11">$9-10</text:p>
          </table:table-cell>
          <table:table-cell table:style-name="tf9.B4" table:number-rows-spanned="3" office:value-type="string">
            <text:p text:style-name="P11">$9-20</text:p>
          </table:table-cell>
          <table:table-cell table:style-name="tf9.C4" table:number-rows-spanned="3" office:value-type="string">
            <text:p text:style-name="P30">0,23</text:p>
          </table:table-cell>
        </table:table-row>
        <table:table-row>
          <table:table-cell table:style-name="tf9.A3" office:value-type="string">
            <text:p text:style-name="P11">$9-11</text:p>
          </table:table-cell>
          <table:covered-table-cell/>
          <table:covered-table-cell/>
        </table:table-row>
        <table:table-row>
          <table:table-cell table:style-name="tf9.A6" office:value-type="string">
            <text:p text:style-name="P11">$9-12</text:p>
          </table:table-cell>
          <table:covered-table-cell/>
          <table:covered-table-cell/>
        </table:table-row>
      </table:table>
      <table:table table:name="tf10" table:style-name="tf10">
        <table:table-column table:style-name="tf10.A" table:number-columns-repeated="3"/>
        <table:table-row>
          <table:table-cell table:style-name="tf10.A1" table:number-columns-spanned="3" office:value-type="string">
            <text:p text:style-name="P27"><text:span text:style-name="T10">Блок детектирования </text:span>нейтронного излучения БДКН-05 № <text:span text:style-name="T10">$bd_num1</text:span>0<text:span text:style-name="T10">$</text:span></text:p>
          </table:table-cell>
          <table:covered-table-cell/>
          <table:covered-table-cell/>
        </table:table-row>
        <table:table-row>
          <table:table-cell table:style-name="tf10.A2" table:number-columns-spanned="2" office:value-type="string">
            <text:p text:style-name="P30">Измеренное значение скорости счета фона, с<text:span text:style-name="T37">-1</text:span></text:p>
          </table:table-cell>
          <table:covered-table-cell/>
          <table:table-cell table:style-name="tf10.C2" table:number-rows-spanned="2" office:value-type="string">
            <text:p text:style-name="P30">Условие соответствия по ТУ <text:span text:style-name="T11">n</text:span><text:span text:style-name="T16">ф,</text:span><text:span text:style-name="T41">, имп./с, не более</text:span></text:p>
          </table:table-cell>
        </table:table-row>
        <table:table-row>
          <table:table-cell table:style-name="tf10.A3" office:value-type="string">
            <text:p text:style-name="P30">Результаты измерения</text:p>
          </table:table-cell>
          <table:table-cell table:style-name="tf10.B3" office:value-type="string">
            <text:p text:style-name="P30">Среднее значение <text:span text:style-name="T11">n</text:span><text:span text:style-name="T16">ф</text:span></text:p>
          </table:table-cell>
          <table:covered-table-cell/>
        </table:table-row>
        <table:table-row>
          <table:table-cell table:style-name="tf10.A3" office:value-type="string">
            <text:p text:style-name="P11">$10-10</text:p>
          </table:table-cell>
          <table:table-cell table:style-name="tf10.B4" table:number-rows-spanned="3" office:value-type="string">
            <text:p text:style-name="P11">$10-20</text:p>
          </table:table-cell>
          <table:table-cell table:style-name="tf10.C4" table:number-rows-spanned="3" office:value-type="string">
            <text:p text:style-name="P30">0,23</text:p>
          </table:table-cell>
        </table:table-row>
        <table:table-row>
          <table:table-cell table:style-name="tf10.A3" office:value-type="string">
            <text:p text:style-name="P11">$10-11</text:p>
          </table:table-cell>
          <table:covered-table-cell/>
          <table:covered-table-cell/>
        </table:table-row>
        <table:table-row>
          <table:table-cell table:style-name="tf10.A6" office:value-type="string">
            <text:p text:style-name="P11">$10-12</text:p>
          </table:table-cell>
          <table:covered-table-cell/>
          <table:covered-table-cell/>
        </table:table-row>
      </table:table>
      <text:p text:style-name="P38"/>
      <table:table table:name="t1" table:style-name="t1">
        <table:table-column table:style-name="t1.A" table:number-columns-repeated="9"/>
        <text:soft-page-break/>
        <table:table-row>
          <table:table-cell table:style-name="t1.A1" table:number-columns-spanned="9" office:value-type="string">
            <text:p text:style-name="P39">б)<text:tab/>Определение чувствительности к прямому нейтронному излучению БДКН-05</text:p>
            <text:p text:style-name="P40"/>
            <text:p text:style-name="P28"><text:span text:style-name="T12">Блок детектирования </text:span>нейтронного излучения БДКН-05 № <text:span text:style-name="T12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office:value-type="string">
            <text:p text:style-name="P30">Плотность потока в</text:p>
            <text:p text:style-name="P30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1.B2" office:value-type="string">
            <text:p text:style-name="P30">№ источника</text:p>
          </table:table-cell>
          <table:table-cell table:style-name="t1.B2" office:value-type="string">
            <text:p text:style-name="P30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1.B2" office:value-type="string">
            <text:p text:style-name="P30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1.B2" office:value-type="string">
            <text:p text:style-name="P30">Значение коэффициента <text:span text:style-name="T17">К</text:span></text:p>
          </table:table-cell>
          <table:table-cell table:style-name="t1.B2" office:value-type="string">
            <text:p text:style-name="P30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1.B2" office:value-type="string">
            <text:p text:style-name="P30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1.B2" office:value-type="string">
            <text:p text:style-name="P30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1.I2" office:value-type="string">
            <text:p text:style-name="P30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1.A3" table:number-rows-spanned="3" office:value-type="string">
            <text:p text:style-name="P30">фон</text:p>
          </table:table-cell>
          <table:table-cell table:style-name="t1.B3" table:number-rows-spanned="3" office:value-type="string">
            <text:p text:style-name="P31">–</text:p>
          </table:table-cell>
          <table:table-cell table:style-name="t1.B3" table:number-rows-spanned="3" office:value-type="string">
            <text:p text:style-name="P31">–</text:p>
          </table:table-cell>
          <table:table-cell table:style-name="t1.B3" table:number-rows-spanned="3" office:value-type="string">
            <text:p text:style-name="P31">–</text:p>
          </table:table-cell>
          <table:table-cell table:style-name="t1.B3" table:number-rows-spanned="3" office:value-type="string">
            <text:p text:style-name="P31">–</text:p>
          </table:table-cell>
          <table:table-cell table:style-name="t1.B3" office:value-type="string">
            <text:p text:style-name="P11">$1-30</text:p>
          </table:table-cell>
          <table:table-cell table:style-name="t1.B3" table:number-rows-spanned="3" office:value-type="string">
            <text:p text:style-name="P11">$1-40</text:p>
          </table:table-cell>
          <table:table-cell table:style-name="t1.B3" table:number-rows-spanned="3" office:value-type="string">
            <text:p text:style-name="P31">–</text:p>
          </table:table-cell>
          <table:table-cell table:style-name="t1.I3" table:number-rows-spanned="3" office:value-type="string">
            <text:p text:style-name="P30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11">$1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11">$1-32</text:p>
          </table:table-cell>
          <table:covered-table-cell/>
          <table:covered-table-cell/>
          <table:covered-table-cell/>
        </table:table-row>
        <table:table-row>
          <table:table-cell table:style-name="t1.A6" table:number-rows-spanned="3" office:value-type="string">
            <text:p text:style-name="P30">2,5 – 500</text:p>
          </table:table-cell>
          <table:table-cell table:style-name="t1.B6" table:number-rows-spanned="3" office:value-type="string">
            <text:p text:style-name="P31">10</text:p>
          </table:table-cell>
          <table:table-cell table:style-name="t1.B6" table:number-rows-spanned="3" office:value-type="string">
            <text:p text:style-name="P31">100</text:p>
          </table:table-cell>
          <table:table-cell table:style-name="t1.B6" table:number-rows-spanned="3" office:value-type="string">
            <text:p text:style-name="P31">0,866</text:p>
          </table:table-cell>
          <table:table-cell table:style-name="t1.B6" table:number-rows-spanned="3" office:value-type="string">
            <text:p text:style-name="P31">0,785</text:p>
          </table:table-cell>
          <table:table-cell table:style-name="t1.B3" office:value-type="string">
            <text:p text:style-name="P11">$1-50</text:p>
          </table:table-cell>
          <table:table-cell table:style-name="t1.B6" table:number-rows-spanned="3" office:value-type="string">
            <text:p text:style-name="P11">$1-60</text:p>
          </table:table-cell>
          <table:table-cell table:style-name="t1.B6" table:number-rows-spanned="3" office:value-type="string">
            <text:p text:style-name="P31">9,99</text:p>
          </table:table-cell>
          <table:table-cell table:style-name="t1.I6" table:number-rows-spanned="3" office:value-type="string">
            <text:p text:style-name="P30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11">$1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6" office:value-type="string">
            <text:p text:style-name="P11">$1-52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 table:number-columns-repeated="9"/>
        <table:table-row>
          <table:table-cell table:style-name="t2.A1" table:number-columns-spanned="9" office:value-type="string">
            <text:p text:style-name="P29"><text:span text:style-name="T12">Блок детектирования </text:span>нейтронного излучения БДКН-05 № <text:span text:style-name="T12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office:value-type="string">
            <text:p text:style-name="P30">Плотность потока в</text:p>
            <text:p text:style-name="P30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2.B2" office:value-type="string">
            <text:p text:style-name="P30">№ источника</text:p>
          </table:table-cell>
          <table:table-cell table:style-name="t2.B2" office:value-type="string">
            <text:p text:style-name="P30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2.B2" office:value-type="string">
            <text:p text:style-name="P30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2.B2" office:value-type="string">
            <text:p text:style-name="P30">Значение коэффициента <text:span text:style-name="T17">К</text:span></text:p>
          </table:table-cell>
          <table:table-cell table:style-name="t2.B2" office:value-type="string">
            <text:p text:style-name="P30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2.B2" office:value-type="string">
            <text:p text:style-name="P30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2.B2" office:value-type="string">
            <text:p text:style-name="P30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2.I2" office:value-type="string">
            <text:p text:style-name="P30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2.A3" table:number-rows-spanned="3" office:value-type="string">
            <text:p text:style-name="P30">фон</text:p>
          </table:table-cell>
          <table:table-cell table:style-name="t2.B3" table:number-rows-spanned="3" office:value-type="string">
            <text:p text:style-name="P31">–</text:p>
          </table:table-cell>
          <table:table-cell table:style-name="t2.B3" table:number-rows-spanned="3" office:value-type="string">
            <text:p text:style-name="P31">–</text:p>
          </table:table-cell>
          <table:table-cell table:style-name="t2.B3" table:number-rows-spanned="3" office:value-type="string">
            <text:p text:style-name="P31">–</text:p>
          </table:table-cell>
          <table:table-cell table:style-name="t2.B3" table:number-rows-spanned="3" office:value-type="string">
            <text:p text:style-name="P31">–</text:p>
          </table:table-cell>
          <table:table-cell table:style-name="t2.B3" office:value-type="string">
            <text:p text:style-name="P11">$2-30</text:p>
          </table:table-cell>
          <table:table-cell table:style-name="t2.B3" table:number-rows-spanned="3" office:value-type="string">
            <text:p text:style-name="P11">$2-40</text:p>
          </table:table-cell>
          <table:table-cell table:style-name="t2.B3" table:number-rows-spanned="3" office:value-type="string">
            <text:p text:style-name="P31">–</text:p>
          </table:table-cell>
          <table:table-cell table:style-name="t2.I3" table:number-rows-spanned="3" office:value-type="string">
            <text:p text:style-name="P30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B3" office:value-type="string">
            <text:p text:style-name="P11">$2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B3" office:value-type="string">
            <text:p text:style-name="P11">$2-32</text:p>
          </table:table-cell>
          <table:covered-table-cell/>
          <table:covered-table-cell/>
          <table:covered-table-cell/>
        </table:table-row>
        <table:table-row>
          <table:table-cell table:style-name="t2.A6" table:number-rows-spanned="3" office:value-type="string">
            <text:p text:style-name="P30">2,5 – 500</text:p>
          </table:table-cell>
          <table:table-cell table:style-name="t2.B6" table:number-rows-spanned="3" office:value-type="string">
            <text:p text:style-name="P31">10</text:p>
          </table:table-cell>
          <table:table-cell table:style-name="t2.B6" table:number-rows-spanned="3" office:value-type="string">
            <text:p text:style-name="P31">100</text:p>
          </table:table-cell>
          <table:table-cell table:style-name="t2.B6" table:number-rows-spanned="3" office:value-type="string">
            <text:p text:style-name="P31">0,866</text:p>
          </table:table-cell>
          <table:table-cell table:style-name="t2.B6" table:number-rows-spanned="3" office:value-type="string">
            <text:p text:style-name="P31">0,785</text:p>
          </table:table-cell>
          <table:table-cell table:style-name="t2.F6" office:value-type="string">
            <text:p text:style-name="P11">$2-50</text:p>
          </table:table-cell>
          <table:table-cell table:style-name="t2.B6" table:number-rows-spanned="3" office:value-type="string">
            <text:p text:style-name="P11">$2-60</text:p>
          </table:table-cell>
          <table:table-cell table:style-name="t2.B6" table:number-rows-spanned="3" office:value-type="string">
            <text:p text:style-name="P31">9,99</text:p>
          </table:table-cell>
          <table:table-cell table:style-name="t2.I6" table:number-rows-spanned="3" office:value-type="string">
            <text:p text:style-name="P30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F7" office:value-type="string">
            <text:p text:style-name="P11">$2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B6" office:value-type="string">
            <text:p text:style-name="P11">$2-52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 table:number-columns-repeated="9"/>
        <table:table-row>
          <table:table-cell table:style-name="t3.A1" table:number-columns-spanned="9" office:value-type="string">
            <text:p text:style-name="P29"><text:span text:style-name="T12">Блок детектирования </text:span>нейтронного излучения БДКН-05 № <text:span text:style-name="T12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office:value-type="string">
            <text:p text:style-name="P30">Плотность потока в</text:p>
            <text:p text:style-name="P30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3.B2" office:value-type="string">
            <text:p text:style-name="P30">№ источника</text:p>
          </table:table-cell>
          <table:table-cell table:style-name="t3.B2" office:value-type="string">
            <text:p text:style-name="P30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3.B2" office:value-type="string">
            <text:p text:style-name="P30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3.B2" office:value-type="string">
            <text:p text:style-name="P30">Значение коэффициента <text:span text:style-name="T17">К</text:span></text:p>
          </table:table-cell>
          <table:table-cell table:style-name="t3.B2" office:value-type="string">
            <text:p text:style-name="P30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3.B2" office:value-type="string">
            <text:p text:style-name="P30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3.B2" office:value-type="string">
            <text:p text:style-name="P30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3.I2" office:value-type="string">
            <text:p text:style-name="P30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3.A3" table:number-rows-spanned="3" office:value-type="string">
            <text:p text:style-name="P30">фон</text:p>
          </table:table-cell>
          <table:table-cell table:style-name="t3.B3" table:number-rows-spanned="3" office:value-type="string">
            <text:p text:style-name="P31">–</text:p>
          </table:table-cell>
          <table:table-cell table:style-name="t3.B3" table:number-rows-spanned="3" office:value-type="string">
            <text:p text:style-name="P31">–</text:p>
          </table:table-cell>
          <table:table-cell table:style-name="t3.B3" table:number-rows-spanned="3" office:value-type="string">
            <text:p text:style-name="P31">–</text:p>
          </table:table-cell>
          <table:table-cell table:style-name="t3.B3" table:number-rows-spanned="3" office:value-type="string">
            <text:p text:style-name="P31">–</text:p>
          </table:table-cell>
          <table:table-cell table:style-name="t3.B3" office:value-type="string">
            <text:p text:style-name="P11">$3-30</text:p>
          </table:table-cell>
          <table:table-cell table:style-name="t3.B3" table:number-rows-spanned="3" office:value-type="string">
            <text:p text:style-name="P11">$3-40</text:p>
          </table:table-cell>
          <table:table-cell table:style-name="t3.B3" table:number-rows-spanned="3" office:value-type="string">
            <text:p text:style-name="P31">–</text:p>
          </table:table-cell>
          <table:table-cell table:style-name="t3.I3" table:number-rows-spanned="3" office:value-type="string">
            <text:p text:style-name="P30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B3" office:value-type="string">
            <text:p text:style-name="P11">$3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B3" office:value-type="string">
            <text:p text:style-name="P11">$3-32</text:p>
          </table:table-cell>
          <table:covered-table-cell/>
          <table:covered-table-cell/>
          <table:covered-table-cell/>
        </table:table-row>
        <table:table-row>
          <table:table-cell table:style-name="t3.A6" table:number-rows-spanned="3" office:value-type="string">
            <text:p text:style-name="P30">2,5 – 500</text:p>
          </table:table-cell>
          <table:table-cell table:style-name="t3.B6" table:number-rows-spanned="3" office:value-type="string">
            <text:p text:style-name="P31">10</text:p>
          </table:table-cell>
          <table:table-cell table:style-name="t3.B6" table:number-rows-spanned="3" office:value-type="string">
            <text:p text:style-name="P31">100</text:p>
          </table:table-cell>
          <table:table-cell table:style-name="t3.B6" table:number-rows-spanned="3" office:value-type="string">
            <text:p text:style-name="P31">0,866</text:p>
          </table:table-cell>
          <table:table-cell table:style-name="t3.B6" table:number-rows-spanned="3" office:value-type="string">
            <text:p text:style-name="P31">0,785</text:p>
          </table:table-cell>
          <table:table-cell table:style-name="t3.F6" office:value-type="string">
            <text:p text:style-name="P11">$3-50</text:p>
          </table:table-cell>
          <table:table-cell table:style-name="t3.B6" table:number-rows-spanned="3" office:value-type="string">
            <text:p text:style-name="P11">$3-60</text:p>
          </table:table-cell>
          <table:table-cell table:style-name="t3.B6" table:number-rows-spanned="3" office:value-type="string">
            <text:p text:style-name="P31">9,99</text:p>
          </table:table-cell>
          <table:table-cell table:style-name="t3.I6" table:number-rows-spanned="3" office:value-type="string">
            <text:p text:style-name="P30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F7" office:value-type="string">
            <text:p text:style-name="P11">$3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B6" office:value-type="string">
            <text:p text:style-name="P11">$3-52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 table:number-columns-repeated="9"/>
        <table:table-row>
          <table:table-cell table:style-name="t4.A1" table:number-columns-spanned="9" office:value-type="string">
            <text:p text:style-name="P29"><text:span text:style-name="T12">Блок детектирования </text:span>нейтронного излучения БДКН-05 № <text:span text:style-name="T12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office:value-type="string">
            <text:p text:style-name="P30">Плотность потока в</text:p>
            <text:p text:style-name="P30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4.B2" office:value-type="string">
            <text:p text:style-name="P30">№ источника</text:p>
          </table:table-cell>
          <table:table-cell table:style-name="t4.B2" office:value-type="string">
            <text:p text:style-name="P30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4.B2" office:value-type="string">
            <text:p text:style-name="P30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4.B2" office:value-type="string">
            <text:p text:style-name="P30">Значение коэффициента <text:span text:style-name="T17">К</text:span></text:p>
          </table:table-cell>
          <table:table-cell table:style-name="t4.B2" office:value-type="string">
            <text:p text:style-name="P30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4.B2" office:value-type="string">
            <text:p text:style-name="P30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4.B2" office:value-type="string">
            <text:p text:style-name="P30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4.I2" office:value-type="string">
            <text:p text:style-name="P30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4.A3" table:number-rows-spanned="3" office:value-type="string">
            <text:p text:style-name="P30">фон</text:p>
          </table:table-cell>
          <table:table-cell table:style-name="t4.B3" table:number-rows-spanned="3" office:value-type="string">
            <text:p text:style-name="P31">–</text:p>
          </table:table-cell>
          <table:table-cell table:style-name="t4.B3" table:number-rows-spanned="3" office:value-type="string">
            <text:p text:style-name="P31">–</text:p>
          </table:table-cell>
          <table:table-cell table:style-name="t4.B3" table:number-rows-spanned="3" office:value-type="string">
            <text:p text:style-name="P31">–</text:p>
          </table:table-cell>
          <table:table-cell table:style-name="t4.B3" table:number-rows-spanned="3" office:value-type="string">
            <text:p text:style-name="P31">–</text:p>
          </table:table-cell>
          <table:table-cell table:style-name="t4.B3" office:value-type="string">
            <text:p text:style-name="P11">$4-30</text:p>
          </table:table-cell>
          <table:table-cell table:style-name="t4.B3" table:number-rows-spanned="3" office:value-type="string">
            <text:p text:style-name="P11">$4-40</text:p>
          </table:table-cell>
          <table:table-cell table:style-name="t4.B3" table:number-rows-spanned="3" office:value-type="string">
            <text:p text:style-name="P31">–</text:p>
          </table:table-cell>
          <table:table-cell table:style-name="t4.I3" table:number-rows-spanned="3" office:value-type="string">
            <text:p text:style-name="P30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B3" office:value-type="string">
            <text:p text:style-name="P11">$4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B3" office:value-type="string">
            <text:p text:style-name="P11">$4-32</text:p>
          </table:table-cell>
          <table:covered-table-cell/>
          <table:covered-table-cell/>
          <table:covered-table-cell/>
        </table:table-row>
        <table:table-row>
          <table:table-cell table:style-name="t4.A6" table:number-rows-spanned="3" office:value-type="string">
            <text:p text:style-name="P30">2,5 – 500</text:p>
          </table:table-cell>
          <table:table-cell table:style-name="t4.B6" table:number-rows-spanned="3" office:value-type="string">
            <text:p text:style-name="P31">10</text:p>
          </table:table-cell>
          <table:table-cell table:style-name="t4.B6" table:number-rows-spanned="3" office:value-type="string">
            <text:p text:style-name="P31">100</text:p>
          </table:table-cell>
          <table:table-cell table:style-name="t4.B6" table:number-rows-spanned="3" office:value-type="string">
            <text:p text:style-name="P31">0,866</text:p>
          </table:table-cell>
          <table:table-cell table:style-name="t4.B6" table:number-rows-spanned="3" office:value-type="string">
            <text:p text:style-name="P31">0,785</text:p>
          </table:table-cell>
          <table:table-cell table:style-name="t4.F6" office:value-type="string">
            <text:p text:style-name="P11">$4-50</text:p>
          </table:table-cell>
          <table:table-cell table:style-name="t4.B6" table:number-rows-spanned="3" office:value-type="string">
            <text:p text:style-name="P11">$4-60</text:p>
          </table:table-cell>
          <table:table-cell table:style-name="t4.B6" table:number-rows-spanned="3" office:value-type="string">
            <text:p text:style-name="P31">9,99</text:p>
          </table:table-cell>
          <table:table-cell table:style-name="t4.I6" table:number-rows-spanned="3" office:value-type="string">
            <text:p text:style-name="P30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F7" office:value-type="string">
            <text:p text:style-name="P11">$4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B6" office:value-type="string">
            <text:p text:style-name="P11">$4-52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 table:number-columns-repeated="9"/>
        <text:soft-page-break/>
        <table:table-row>
          <table:table-cell table:style-name="t5.A1" table:number-columns-spanned="9" office:value-type="string">
            <text:p text:style-name="P29"><text:span text:style-name="T12">Блок детектирования </text:span>нейтронного излучения БДКН-05 № <text:span text:style-name="T12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office:value-type="string">
            <text:p text:style-name="P30">Плотность потока в</text:p>
            <text:p text:style-name="P30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5.B2" office:value-type="string">
            <text:p text:style-name="P30">№ источника</text:p>
          </table:table-cell>
          <table:table-cell table:style-name="t5.B2" office:value-type="string">
            <text:p text:style-name="P30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5.B2" office:value-type="string">
            <text:p text:style-name="P30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5.B2" office:value-type="string">
            <text:p text:style-name="P30">Значение коэффициента <text:span text:style-name="T17">К</text:span></text:p>
          </table:table-cell>
          <table:table-cell table:style-name="t5.B2" office:value-type="string">
            <text:p text:style-name="P30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5.B2" office:value-type="string">
            <text:p text:style-name="P30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5.B2" office:value-type="string">
            <text:p text:style-name="P30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5.I2" office:value-type="string">
            <text:p text:style-name="P30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5.A3" table:number-rows-spanned="3" office:value-type="string">
            <text:p text:style-name="P30">фон</text:p>
          </table:table-cell>
          <table:table-cell table:style-name="t5.B3" table:number-rows-spanned="3" office:value-type="string">
            <text:p text:style-name="P31">–</text:p>
          </table:table-cell>
          <table:table-cell table:style-name="t5.B3" table:number-rows-spanned="3" office:value-type="string">
            <text:p text:style-name="P31">–</text:p>
          </table:table-cell>
          <table:table-cell table:style-name="t5.B3" table:number-rows-spanned="3" office:value-type="string">
            <text:p text:style-name="P31">–</text:p>
          </table:table-cell>
          <table:table-cell table:style-name="t5.B3" table:number-rows-spanned="3" office:value-type="string">
            <text:p text:style-name="P31">–</text:p>
          </table:table-cell>
          <table:table-cell table:style-name="t5.B3" office:value-type="string">
            <text:p text:style-name="P11">$5-30</text:p>
          </table:table-cell>
          <table:table-cell table:style-name="t5.B3" table:number-rows-spanned="3" office:value-type="string">
            <text:p text:style-name="P11">$5-40</text:p>
          </table:table-cell>
          <table:table-cell table:style-name="t5.B3" table:number-rows-spanned="3" office:value-type="string">
            <text:p text:style-name="P31">–</text:p>
          </table:table-cell>
          <table:table-cell table:style-name="t5.I3" table:number-rows-spanned="3" office:value-type="string">
            <text:p text:style-name="P30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B3" office:value-type="string">
            <text:p text:style-name="P11">$5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B3" office:value-type="string">
            <text:p text:style-name="P11">$5-32</text:p>
          </table:table-cell>
          <table:covered-table-cell/>
          <table:covered-table-cell/>
          <table:covered-table-cell/>
        </table:table-row>
        <table:table-row>
          <table:table-cell table:style-name="t5.A6" table:number-rows-spanned="3" office:value-type="string">
            <text:p text:style-name="P30">2,5 – 500</text:p>
          </table:table-cell>
          <table:table-cell table:style-name="t5.B6" table:number-rows-spanned="3" office:value-type="string">
            <text:p text:style-name="P31">10</text:p>
          </table:table-cell>
          <table:table-cell table:style-name="t5.B6" table:number-rows-spanned="3" office:value-type="string">
            <text:p text:style-name="P31">100</text:p>
          </table:table-cell>
          <table:table-cell table:style-name="t5.B6" table:number-rows-spanned="3" office:value-type="string">
            <text:p text:style-name="P31">0,866</text:p>
          </table:table-cell>
          <table:table-cell table:style-name="t5.B6" table:number-rows-spanned="3" office:value-type="string">
            <text:p text:style-name="P31">0,785</text:p>
          </table:table-cell>
          <table:table-cell table:style-name="t5.F6" office:value-type="string">
            <text:p text:style-name="P11">$5-50</text:p>
          </table:table-cell>
          <table:table-cell table:style-name="t5.B6" table:number-rows-spanned="3" office:value-type="string">
            <text:p text:style-name="P11">$5-60</text:p>
          </table:table-cell>
          <table:table-cell table:style-name="t5.B6" table:number-rows-spanned="3" office:value-type="string">
            <text:p text:style-name="P31">9,99</text:p>
          </table:table-cell>
          <table:table-cell table:style-name="t5.I6" table:number-rows-spanned="3" office:value-type="string">
            <text:p text:style-name="P30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F7" office:value-type="string">
            <text:p text:style-name="P11">$5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B6" office:value-type="string">
            <text:p text:style-name="P11">$5-52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 table:number-columns-repeated="9"/>
        <table:table-row>
          <table:table-cell table:style-name="t6.A1" table:number-columns-spanned="9" office:value-type="string">
            <text:p text:style-name="P29"><text:span text:style-name="T12">Блок детектирования </text:span>нейтронного излучения БДКН-05 № <text:span text:style-name="T12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office:value-type="string">
            <text:p text:style-name="P30">Плотность потока в</text:p>
            <text:p text:style-name="P30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6.B2" office:value-type="string">
            <text:p text:style-name="P30">№ источника</text:p>
          </table:table-cell>
          <table:table-cell table:style-name="t6.B2" office:value-type="string">
            <text:p text:style-name="P30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6.B2" office:value-type="string">
            <text:p text:style-name="P30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6.B2" office:value-type="string">
            <text:p text:style-name="P30">Значение коэффициента <text:span text:style-name="T17">К</text:span></text:p>
          </table:table-cell>
          <table:table-cell table:style-name="t6.B2" office:value-type="string">
            <text:p text:style-name="P30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6.B2" office:value-type="string">
            <text:p text:style-name="P30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6.B2" office:value-type="string">
            <text:p text:style-name="P30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6.I2" office:value-type="string">
            <text:p text:style-name="P30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6.A3" table:number-rows-spanned="3" office:value-type="string">
            <text:p text:style-name="P30">фон</text:p>
          </table:table-cell>
          <table:table-cell table:style-name="t6.B3" table:number-rows-spanned="3" office:value-type="string">
            <text:p text:style-name="P31">–</text:p>
          </table:table-cell>
          <table:table-cell table:style-name="t6.B3" table:number-rows-spanned="3" office:value-type="string">
            <text:p text:style-name="P31">–</text:p>
          </table:table-cell>
          <table:table-cell table:style-name="t6.B3" table:number-rows-spanned="3" office:value-type="string">
            <text:p text:style-name="P31">–</text:p>
          </table:table-cell>
          <table:table-cell table:style-name="t6.B3" table:number-rows-spanned="3" office:value-type="string">
            <text:p text:style-name="P31">–</text:p>
          </table:table-cell>
          <table:table-cell table:style-name="t6.B3" office:value-type="string">
            <text:p text:style-name="P11">$6-30</text:p>
          </table:table-cell>
          <table:table-cell table:style-name="t6.B3" table:number-rows-spanned="3" office:value-type="string">
            <text:p text:style-name="P11">$6-40</text:p>
          </table:table-cell>
          <table:table-cell table:style-name="t6.B3" table:number-rows-spanned="3" office:value-type="string">
            <text:p text:style-name="P31">–</text:p>
          </table:table-cell>
          <table:table-cell table:style-name="t6.I3" table:number-rows-spanned="3" office:value-type="string">
            <text:p text:style-name="P30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B3" office:value-type="string">
            <text:p text:style-name="P11">$6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B3" office:value-type="string">
            <text:p text:style-name="P11">$6-32</text:p>
          </table:table-cell>
          <table:covered-table-cell/>
          <table:covered-table-cell/>
          <table:covered-table-cell/>
        </table:table-row>
        <table:table-row>
          <table:table-cell table:style-name="t6.A6" table:number-rows-spanned="3" office:value-type="string">
            <text:p text:style-name="P30">2,5 – 500</text:p>
          </table:table-cell>
          <table:table-cell table:style-name="t6.B6" table:number-rows-spanned="3" office:value-type="string">
            <text:p text:style-name="P31">10</text:p>
          </table:table-cell>
          <table:table-cell table:style-name="t6.B6" table:number-rows-spanned="3" office:value-type="string">
            <text:p text:style-name="P31">100</text:p>
          </table:table-cell>
          <table:table-cell table:style-name="t6.B6" table:number-rows-spanned="3" office:value-type="string">
            <text:p text:style-name="P31">0,866</text:p>
          </table:table-cell>
          <table:table-cell table:style-name="t6.B6" table:number-rows-spanned="3" office:value-type="string">
            <text:p text:style-name="P31">0,785</text:p>
          </table:table-cell>
          <table:table-cell table:style-name="t6.F6" office:value-type="string">
            <text:p text:style-name="P11">$6-50</text:p>
          </table:table-cell>
          <table:table-cell table:style-name="t6.B6" table:number-rows-spanned="3" office:value-type="string">
            <text:p text:style-name="P11">$6-60</text:p>
          </table:table-cell>
          <table:table-cell table:style-name="t6.B6" table:number-rows-spanned="3" office:value-type="string">
            <text:p text:style-name="P31">9,99</text:p>
          </table:table-cell>
          <table:table-cell table:style-name="t6.I6" table:number-rows-spanned="3" office:value-type="string">
            <text:p text:style-name="P30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F7" office:value-type="string">
            <text:p text:style-name="P11">$6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B6" office:value-type="string">
            <text:p text:style-name="P11">$6-52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 table:number-columns-repeated="9"/>
        <table:table-row>
          <table:table-cell table:style-name="t7.A1" table:number-columns-spanned="9" office:value-type="string">
            <text:p text:style-name="P29"><text:span text:style-name="T12">Блок детектирования </text:span>нейтронного излучения БДКН-05 № <text:span text:style-name="T12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office:value-type="string">
            <text:p text:style-name="P30">Плотность потока в</text:p>
            <text:p text:style-name="P30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7.B2" office:value-type="string">
            <text:p text:style-name="P30">№ источника</text:p>
          </table:table-cell>
          <table:table-cell table:style-name="t7.B2" office:value-type="string">
            <text:p text:style-name="P30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7.B2" office:value-type="string">
            <text:p text:style-name="P30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7.B2" office:value-type="string">
            <text:p text:style-name="P30">Значение коэффициента <text:span text:style-name="T17">К</text:span></text:p>
          </table:table-cell>
          <table:table-cell table:style-name="t7.B2" office:value-type="string">
            <text:p text:style-name="P30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7.B2" office:value-type="string">
            <text:p text:style-name="P30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7.B2" office:value-type="string">
            <text:p text:style-name="P30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7.I2" office:value-type="string">
            <text:p text:style-name="P30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7.A3" table:number-rows-spanned="3" office:value-type="string">
            <text:p text:style-name="P30">фон</text:p>
          </table:table-cell>
          <table:table-cell table:style-name="t7.B3" table:number-rows-spanned="3" office:value-type="string">
            <text:p text:style-name="P31">–</text:p>
          </table:table-cell>
          <table:table-cell table:style-name="t7.B3" table:number-rows-spanned="3" office:value-type="string">
            <text:p text:style-name="P31">–</text:p>
          </table:table-cell>
          <table:table-cell table:style-name="t7.B3" table:number-rows-spanned="3" office:value-type="string">
            <text:p text:style-name="P31">–</text:p>
          </table:table-cell>
          <table:table-cell table:style-name="t7.B3" table:number-rows-spanned="3" office:value-type="string">
            <text:p text:style-name="P31">–</text:p>
          </table:table-cell>
          <table:table-cell table:style-name="t7.B3" office:value-type="string">
            <text:p text:style-name="P11">$7-30</text:p>
          </table:table-cell>
          <table:table-cell table:style-name="t7.B3" table:number-rows-spanned="3" office:value-type="string">
            <text:p text:style-name="P11">$7-40</text:p>
          </table:table-cell>
          <table:table-cell table:style-name="t7.B3" table:number-rows-spanned="3" office:value-type="string">
            <text:p text:style-name="P31">–</text:p>
          </table:table-cell>
          <table:table-cell table:style-name="t7.I3" table:number-rows-spanned="3" office:value-type="string">
            <text:p text:style-name="P30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B3" office:value-type="string">
            <text:p text:style-name="P11">$7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B3" office:value-type="string">
            <text:p text:style-name="P11">$7-32</text:p>
          </table:table-cell>
          <table:covered-table-cell/>
          <table:covered-table-cell/>
          <table:covered-table-cell/>
        </table:table-row>
        <table:table-row>
          <table:table-cell table:style-name="t7.A6" table:number-rows-spanned="3" office:value-type="string">
            <text:p text:style-name="P30">2,5 – 500</text:p>
          </table:table-cell>
          <table:table-cell table:style-name="t7.B6" table:number-rows-spanned="3" office:value-type="string">
            <text:p text:style-name="P31">10</text:p>
          </table:table-cell>
          <table:table-cell table:style-name="t7.B6" table:number-rows-spanned="3" office:value-type="string">
            <text:p text:style-name="P31">100</text:p>
          </table:table-cell>
          <table:table-cell table:style-name="t7.B6" table:number-rows-spanned="3" office:value-type="string">
            <text:p text:style-name="P31">0,866</text:p>
          </table:table-cell>
          <table:table-cell table:style-name="t7.B6" table:number-rows-spanned="3" office:value-type="string">
            <text:p text:style-name="P31">0,785</text:p>
          </table:table-cell>
          <table:table-cell table:style-name="t7.F6" office:value-type="string">
            <text:p text:style-name="P11">$7-50</text:p>
          </table:table-cell>
          <table:table-cell table:style-name="t7.B6" table:number-rows-spanned="3" office:value-type="string">
            <text:p text:style-name="P11">$7-60</text:p>
          </table:table-cell>
          <table:table-cell table:style-name="t7.B6" table:number-rows-spanned="3" office:value-type="string">
            <text:p text:style-name="P31">9,99</text:p>
          </table:table-cell>
          <table:table-cell table:style-name="t7.I6" table:number-rows-spanned="3" office:value-type="string">
            <text:p text:style-name="P30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F7" office:value-type="string">
            <text:p text:style-name="P11">$7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B6" office:value-type="string">
            <text:p text:style-name="P11">$7-52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 table:number-columns-repeated="9"/>
        <table:table-row>
          <table:table-cell table:style-name="t8.A1" table:number-columns-spanned="9" office:value-type="string">
            <text:p text:style-name="P29"><text:span text:style-name="T12">Блок детектирования </text:span>нейтронного излучения БДКН-05 № <text:span text:style-name="T12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30">Плотность потока в</text:p>
            <text:p text:style-name="P30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8.B2" office:value-type="string">
            <text:p text:style-name="P30">№ источника</text:p>
          </table:table-cell>
          <table:table-cell table:style-name="t8.B2" office:value-type="string">
            <text:p text:style-name="P30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8.B2" office:value-type="string">
            <text:p text:style-name="P30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8.B2" office:value-type="string">
            <text:p text:style-name="P30">Значение коэффициента <text:span text:style-name="T17">К</text:span></text:p>
          </table:table-cell>
          <table:table-cell table:style-name="t8.B2" office:value-type="string">
            <text:p text:style-name="P30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8.B2" office:value-type="string">
            <text:p text:style-name="P30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8.B2" office:value-type="string">
            <text:p text:style-name="P30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8.I2" office:value-type="string">
            <text:p text:style-name="P30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8.A3" table:number-rows-spanned="3" office:value-type="string">
            <text:p text:style-name="P30">фон</text:p>
          </table:table-cell>
          <table:table-cell table:style-name="t8.B3" table:number-rows-spanned="3" office:value-type="string">
            <text:p text:style-name="P31">–</text:p>
          </table:table-cell>
          <table:table-cell table:style-name="t8.B3" table:number-rows-spanned="3" office:value-type="string">
            <text:p text:style-name="P31">–</text:p>
          </table:table-cell>
          <table:table-cell table:style-name="t8.B3" table:number-rows-spanned="3" office:value-type="string">
            <text:p text:style-name="P31">–</text:p>
          </table:table-cell>
          <table:table-cell table:style-name="t8.B3" table:number-rows-spanned="3" office:value-type="string">
            <text:p text:style-name="P31">–</text:p>
          </table:table-cell>
          <table:table-cell table:style-name="t8.B3" office:value-type="string">
            <text:p text:style-name="P11">$8-30</text:p>
          </table:table-cell>
          <table:table-cell table:style-name="t8.B3" table:number-rows-spanned="3" office:value-type="string">
            <text:p text:style-name="P11">$8-40</text:p>
          </table:table-cell>
          <table:table-cell table:style-name="t8.B3" table:number-rows-spanned="3" office:value-type="string">
            <text:p text:style-name="P31">–</text:p>
          </table:table-cell>
          <table:table-cell table:style-name="t8.I3" table:number-rows-spanned="3" office:value-type="string">
            <text:p text:style-name="P30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B3" office:value-type="string">
            <text:p text:style-name="P11">$8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B3" office:value-type="string">
            <text:p text:style-name="P11">$8-32</text:p>
          </table:table-cell>
          <table:covered-table-cell/>
          <table:covered-table-cell/>
          <table:covered-table-cell/>
        </table:table-row>
        <table:table-row>
          <table:table-cell table:style-name="t8.A6" table:number-rows-spanned="3" office:value-type="string">
            <text:p text:style-name="P30">2,5 – 500</text:p>
          </table:table-cell>
          <table:table-cell table:style-name="t8.B6" table:number-rows-spanned="3" office:value-type="string">
            <text:p text:style-name="P31">10</text:p>
          </table:table-cell>
          <table:table-cell table:style-name="t8.B6" table:number-rows-spanned="3" office:value-type="string">
            <text:p text:style-name="P31">100</text:p>
          </table:table-cell>
          <table:table-cell table:style-name="t8.B6" table:number-rows-spanned="3" office:value-type="string">
            <text:p text:style-name="P31">0,866</text:p>
          </table:table-cell>
          <table:table-cell table:style-name="t8.B6" table:number-rows-spanned="3" office:value-type="string">
            <text:p text:style-name="P31">0,785</text:p>
          </table:table-cell>
          <table:table-cell table:style-name="t8.F6" office:value-type="string">
            <text:p text:style-name="P11">$8-50</text:p>
          </table:table-cell>
          <table:table-cell table:style-name="t8.B6" table:number-rows-spanned="3" office:value-type="string">
            <text:p text:style-name="P11">$8-60</text:p>
          </table:table-cell>
          <table:table-cell table:style-name="t8.B6" table:number-rows-spanned="3" office:value-type="string">
            <text:p text:style-name="P31">9,99</text:p>
          </table:table-cell>
          <table:table-cell table:style-name="t8.I6" table:number-rows-spanned="3" office:value-type="string">
            <text:p text:style-name="P30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F7" office:value-type="string">
            <text:p text:style-name="P11">$8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B6" office:value-type="string">
            <text:p text:style-name="P11">$8-52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 table:number-columns-repeated="9"/>
        <text:soft-page-break/>
        <table:table-row>
          <table:table-cell table:style-name="t9.A1" table:number-columns-spanned="9" office:value-type="string">
            <text:p text:style-name="P29"><text:span text:style-name="T12">Блок детектирования </text:span>нейтронного излучения БДКН-05 № <text:span text:style-name="T12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office:value-type="string">
            <text:p text:style-name="P30">Плотность потока в</text:p>
            <text:p text:style-name="P30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9.B2" office:value-type="string">
            <text:p text:style-name="P30">№ источника</text:p>
          </table:table-cell>
          <table:table-cell table:style-name="t9.B2" office:value-type="string">
            <text:p text:style-name="P30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9.B2" office:value-type="string">
            <text:p text:style-name="P30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9.B2" office:value-type="string">
            <text:p text:style-name="P30">Значение коэффициента <text:span text:style-name="T17">К</text:span></text:p>
          </table:table-cell>
          <table:table-cell table:style-name="t9.B2" office:value-type="string">
            <text:p text:style-name="P30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9.B2" office:value-type="string">
            <text:p text:style-name="P30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9.B2" office:value-type="string">
            <text:p text:style-name="P30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9.I2" office:value-type="string">
            <text:p text:style-name="P30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9.A3" table:number-rows-spanned="3" office:value-type="string">
            <text:p text:style-name="P30">фон</text:p>
          </table:table-cell>
          <table:table-cell table:style-name="t9.B3" table:number-rows-spanned="3" office:value-type="string">
            <text:p text:style-name="P31">–</text:p>
          </table:table-cell>
          <table:table-cell table:style-name="t9.B3" table:number-rows-spanned="3" office:value-type="string">
            <text:p text:style-name="P31">–</text:p>
          </table:table-cell>
          <table:table-cell table:style-name="t9.B3" table:number-rows-spanned="3" office:value-type="string">
            <text:p text:style-name="P31">–</text:p>
          </table:table-cell>
          <table:table-cell table:style-name="t9.B3" table:number-rows-spanned="3" office:value-type="string">
            <text:p text:style-name="P31">–</text:p>
          </table:table-cell>
          <table:table-cell table:style-name="t9.B3" office:value-type="string">
            <text:p text:style-name="P11">$9-30</text:p>
          </table:table-cell>
          <table:table-cell table:style-name="t9.B3" table:number-rows-spanned="3" office:value-type="string">
            <text:p text:style-name="P11">$9-40</text:p>
          </table:table-cell>
          <table:table-cell table:style-name="t9.B3" table:number-rows-spanned="3" office:value-type="string">
            <text:p text:style-name="P31">–</text:p>
          </table:table-cell>
          <table:table-cell table:style-name="t9.I3" table:number-rows-spanned="3" office:value-type="string">
            <text:p text:style-name="P30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B3" office:value-type="string">
            <text:p text:style-name="P11">$9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B3" office:value-type="string">
            <text:p text:style-name="P11">$9-32</text:p>
          </table:table-cell>
          <table:covered-table-cell/>
          <table:covered-table-cell/>
          <table:covered-table-cell/>
        </table:table-row>
        <table:table-row>
          <table:table-cell table:style-name="t9.A6" table:number-rows-spanned="3" office:value-type="string">
            <text:p text:style-name="P30">2,5 – 500</text:p>
          </table:table-cell>
          <table:table-cell table:style-name="t9.B6" table:number-rows-spanned="3" office:value-type="string">
            <text:p text:style-name="P31">10</text:p>
          </table:table-cell>
          <table:table-cell table:style-name="t9.B6" table:number-rows-spanned="3" office:value-type="string">
            <text:p text:style-name="P31">100</text:p>
          </table:table-cell>
          <table:table-cell table:style-name="t9.B6" table:number-rows-spanned="3" office:value-type="string">
            <text:p text:style-name="P31">0,866</text:p>
          </table:table-cell>
          <table:table-cell table:style-name="t9.B6" table:number-rows-spanned="3" office:value-type="string">
            <text:p text:style-name="P31">0,785</text:p>
          </table:table-cell>
          <table:table-cell table:style-name="t9.F6" office:value-type="string">
            <text:p text:style-name="P11">$9-50</text:p>
          </table:table-cell>
          <table:table-cell table:style-name="t9.B6" table:number-rows-spanned="3" office:value-type="string">
            <text:p text:style-name="P11">$9-60</text:p>
          </table:table-cell>
          <table:table-cell table:style-name="t9.B6" table:number-rows-spanned="3" office:value-type="string">
            <text:p text:style-name="P31">9,99</text:p>
          </table:table-cell>
          <table:table-cell table:style-name="t9.I6" table:number-rows-spanned="3" office:value-type="string">
            <text:p text:style-name="P30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F7" office:value-type="string">
            <text:p text:style-name="P11">$9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B6" office:value-type="string">
            <text:p text:style-name="P11">$9-52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 table:number-columns-repeated="9"/>
        <table:table-row>
          <table:table-cell table:style-name="t10.A1" table:number-columns-spanned="9" office:value-type="string">
            <text:p text:style-name="P29"><text:span text:style-name="T12">Блок детектирования </text:span>нейтронного излучения БДКН-05 № <text:span text:style-name="T12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office:value-type="string">
            <text:p text:style-name="P30">Плотность потока в</text:p>
            <text:p text:style-name="P30"><text:span text:style-name="T10">i</text:span><text:span text:style-name="T17">-ой контроль-ной точке, </text:span><text:span text:style-name="T19">φ</text:span><text:span text:style-name="T15">oi</text:span><text:span text:style-name="T13">, </text:span><text:span text:style-name="T20">с</text:span><text:span text:style-name="T38">-1</text:span><text:span text:style-name="T19">·</text:span><text:span text:style-name="T20">см</text:span><text:span text:style-name="T38">-2</text:span></text:p>
          </table:table-cell>
          <table:table-cell table:style-name="t10.B2" office:value-type="string">
            <text:p text:style-name="P30">№ источника</text:p>
          </table:table-cell>
          <table:table-cell table:style-name="t10.B2" office:value-type="string">
            <text:p text:style-name="P30">Расстояние до источника <text:span text:style-name="T10">r</text:span><text:span text:style-name="T14">0</text:span><text:span text:style-name="T10">, </text:span><text:span text:style-name="T17">см</text:span></text:p>
          </table:table-cell>
          <table:table-cell table:style-name="t10.B2" office:value-type="string">
            <text:p text:style-name="P30">Значение <text:span text:style-name="T17">коэффици-ента</text:span> <text:span text:style-name="T10">b(r</text:span><text:span text:style-name="T14">0</text:span><text:span text:style-name="T10">)</text:span></text:p>
          </table:table-cell>
          <table:table-cell table:style-name="t10.B2" office:value-type="string">
            <text:p text:style-name="P30">Значение коэффициента <text:span text:style-name="T17">К</text:span></text:p>
          </table:table-cell>
          <table:table-cell table:style-name="t10.B2" office:value-type="string">
            <text:p text:style-name="P30">Показания прибора в контроль-ной точке, <text:span text:style-name="T11">N, </text:span><text:span text:style-name="T21">с</text:span><text:span text:style-name="T40">-1</text:span></text:p>
          </table:table-cell>
          <table:table-cell table:style-name="t10.B2" office:value-type="string">
            <text:p text:style-name="P30">Среднее значение показаний <text:span text:style-name="T11">N, </text:span><text:span text:style-name="T21">с</text:span><text:span text:style-name="T40">-1</text:span></text:p>
          </table:table-cell>
          <table:table-cell table:style-name="t10.B2" office:value-type="string">
            <text:p text:style-name="P30">Чувстви-тельность БД, <text:span text:style-name="T10">S, </text:span><text:span text:style-name="T17">имп.</text:span><text:span text:style-name="T19">·см</text:span><text:span text:style-name="T39">2</text:span><text:span text:style-name="T19">/ нейтр.</text:span></text:p>
          </table:table-cell>
          <table:table-cell table:style-name="t10.I2" office:value-type="string">
            <text:p text:style-name="P30">Условие соответ-ствия по ТУ <text:span text:style-name="T44">S</text:span><text:span text:style-name="T16">,</text:span><text:span text:style-name="T41">, имп</text:span><text:span text:style-name="T42">·</text:span><text:span text:style-name="T43">см</text:span><text:span text:style-name="T38">2</text:span><text:span text:style-name="T41">, не менее</text:span></text:p>
          </table:table-cell>
        </table:table-row>
        <table:table-row>
          <table:table-cell table:style-name="t10.A3" table:number-rows-spanned="3" office:value-type="string">
            <text:p text:style-name="P30">фон</text:p>
          </table:table-cell>
          <table:table-cell table:style-name="t10.B3" table:number-rows-spanned="3" office:value-type="string">
            <text:p text:style-name="P31">–</text:p>
          </table:table-cell>
          <table:table-cell table:style-name="t10.B3" table:number-rows-spanned="3" office:value-type="string">
            <text:p text:style-name="P31">–</text:p>
          </table:table-cell>
          <table:table-cell table:style-name="t10.B3" table:number-rows-spanned="3" office:value-type="string">
            <text:p text:style-name="P31">–</text:p>
          </table:table-cell>
          <table:table-cell table:style-name="t10.B3" table:number-rows-spanned="3" office:value-type="string">
            <text:p text:style-name="P31">–</text:p>
          </table:table-cell>
          <table:table-cell table:style-name="t10.B3" office:value-type="string">
            <text:p text:style-name="P11">$10-30</text:p>
          </table:table-cell>
          <table:table-cell table:style-name="t10.B3" table:number-rows-spanned="3" office:value-type="string">
            <text:p text:style-name="P11">$10-40</text:p>
          </table:table-cell>
          <table:table-cell table:style-name="t10.B3" table:number-rows-spanned="3" office:value-type="string">
            <text:p text:style-name="P31">–</text:p>
          </table:table-cell>
          <table:table-cell table:style-name="t10.I3" table:number-rows-spanned="3" office:value-type="string">
            <text:p text:style-name="P30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B3" office:value-type="string">
            <text:p text:style-name="P11">$10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B3" office:value-type="string">
            <text:p text:style-name="P11">$10-32</text:p>
          </table:table-cell>
          <table:covered-table-cell/>
          <table:covered-table-cell/>
          <table:covered-table-cell/>
        </table:table-row>
        <table:table-row>
          <table:table-cell table:style-name="t10.A6" table:number-rows-spanned="3" office:value-type="string">
            <text:p text:style-name="P30">2,5 – 500</text:p>
          </table:table-cell>
          <table:table-cell table:style-name="t10.B6" table:number-rows-spanned="3" office:value-type="string">
            <text:p text:style-name="P31">10</text:p>
          </table:table-cell>
          <table:table-cell table:style-name="t10.B6" table:number-rows-spanned="3" office:value-type="string">
            <text:p text:style-name="P31">100</text:p>
          </table:table-cell>
          <table:table-cell table:style-name="t10.B6" table:number-rows-spanned="3" office:value-type="string">
            <text:p text:style-name="P31">0,866</text:p>
          </table:table-cell>
          <table:table-cell table:style-name="t10.B6" table:number-rows-spanned="3" office:value-type="string">
            <text:p text:style-name="P31">0,785</text:p>
          </table:table-cell>
          <table:table-cell table:style-name="t10.F6" office:value-type="string">
            <text:p text:style-name="P11">$10-50</text:p>
          </table:table-cell>
          <table:table-cell table:style-name="t10.B6" table:number-rows-spanned="3" office:value-type="string">
            <text:p text:style-name="P11">$10-60</text:p>
          </table:table-cell>
          <table:table-cell table:style-name="t10.B6" table:number-rows-spanned="3" office:value-type="string">
            <text:p text:style-name="P31">9,99</text:p>
          </table:table-cell>
          <table:table-cell table:style-name="t10.I6" table:number-rows-spanned="3" office:value-type="string">
            <text:p text:style-name="P30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F7" office:value-type="string">
            <text:p text:style-name="P11">$10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B6" office:value-type="string">
            <text:p text:style-name="P11">$10-52</text:p>
          </table:table-cell>
          <table:covered-table-cell/>
          <table:covered-table-cell/>
          <table:covered-table-cell/>
        </table:table-row>
      </table:table>
      <text:p text:style-name="P17"/>
      <table:table table:name="calibratedTab" table:style-name="calibratedTab">
        <table:table-column table:style-name="calibratedTab.A"/>
        <table:table-column table:style-name="calibratedTab.B"/>
        <table:table-column table:style-name="calibratedTab.C"/>
        <table:table-row>
          <table:table-cell table:style-name="calibratedTab.A1" office:value-type="string">
            <text:p text:style-name="P18">Проверку произвел:</text:p>
          </table:table-cell>
          <table:table-cell table:style-name="calibratedTab.A1" office:value-type="string">
            <text:p text:style-name="P19">$calibratedBy</text:p>
          </table:table-cell>
          <table:table-cell table:style-name="calibratedTab.A1" office:value-type="string">
            <text:p text:style-name="P24"><text:s text:c="36"/></text:p>
          </table:table-cell>
        </table:table-row>
        <table:table-row>
          <table:table-cell table:style-name="calibratedTab.A2" office:value-type="string">
            <text:p text:style-name="P23"/>
          </table:table-cell>
          <table:table-cell table:style-name="calibratedTab.A2" office:value-type="string">
            <text:p text:style-name="P23"/>
          </table:table-cell>
          <table:table-cell table:style-name="calibratedTab.C2" office:value-type="string">
            <text:p text:style-name="P21">(<text:span text:style-name="T22">подпись</text:span>)</text:p>
          </table:table-cell>
        </table:table-row>
        <table:table-row>
          <table:table-cell table:style-name="calibratedTab.A1" office:value-type="string">
            <text:p text:style-name="P18">Технический контроль: </text:p>
          </table:table-cell>
          <table:table-cell table:style-name="calibratedTab.A1" office:value-type="string">
            <text:p text:style-name="P20">$controlledBy</text:p>
          </table:table-cell>
          <table:table-cell table:style-name="calibratedTab.A1" office:value-type="string">
            <text:p text:style-name="P24"><text:s text:c="36"/></text:p>
          </table:table-cell>
        </table:table-row>
        <table:table-row>
          <table:table-cell table:style-name="calibratedTab.A2" office:value-type="string">
            <text:p text:style-name="P23"/>
          </table:table-cell>
          <table:table-cell table:style-name="calibratedTab.B4" office:value-type="string">
            <text:p text:style-name="P23"/>
          </table:table-cell>
          <table:table-cell table:style-name="calibratedTab.C2" office:value-type="string">
            <text:p text:style-name="P21">(<text:span text:style-name="T22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75in" draw:visible-area-height="1.848in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17in" fo:margin-right="0.7992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5925in" svg:y="-0.6071in" svg:width="7.9016in" svg:height="1.8008in" draw:z-index="0"><draw:object-ole xlink:href="./Object 1" xlink:type="simple" xlink:show="embed" xlink:actuate="onLoad"/><draw:image xlink:href="./ObjectReplacements/Object 1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2:24:29.73</dc:date>
    <meta:print-date>2019-04-03T15:18:00</meta:print-date>
    <meta:editing-cycles>156</meta:editing-cycles>
    <meta:editing-duration>PT9H47M32S</meta:editing-duration>
    <meta:generator>OpenOffice/4.1.6$Win32 OpenOffice.org_project/416m1$Build-9790</meta:generator>
    <meta:document-statistic meta:table-count="21" meta:image-count="0" meta:object-count="1" meta:page-count="5" meta:paragraph-count="458" meta:word-count="1171" meta:character-count="7556"/>
  </office:meta>
</office:document-meta>
</file>